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3.97cm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051cm" svg:stroke-color="#72bf4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100ff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1cm" svg:stroke-color="#ed1c2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684cm" fo:min-width="0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801cm" fo:min-width="0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1.684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3.636cm" fo:min-width="9.247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3.077cm" fo:min-width="2.471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0.892cm" fo:min-width="2.09cm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051cm" svg:stroke-color="#003eed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fcfa0a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102cm" svg:stroke-color="#72bf44" draw:marker-start-width="0.509cm" draw:marker-end-width="0.509cm" draw:fill="none" draw:textarea-horizontal-align="justify" draw:textarea-vertical-align="middle" draw:auto-grow-height="false" fo:min-height="0.41cm" fo:min-width="0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003eed" draw:marker-start-width="0.509cm" draw:marker-end-width="0.509cm" draw:fill="none" draw:textarea-horizontal-align="justify" draw:textarea-vertical-align="middle" draw:auto-grow-height="false" fo:min-height="0.41cm" fo:min-width="0.059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fcfa0a" draw:marker-start-width="0.509cm" draw:marker-end-width="0.509cm" draw:fill="none" draw:textarea-horizontal-align="justify" draw:textarea-vertical-align="middle" draw:auto-grow-height="false" fo:min-height="0.918cm" fo:min-width="0.62cm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3.589cm" fo:padding-top="0.176cm" fo:padding-bottom="0.176cm" fo:padding-left="0.301cm" fo:padding-right="0.301cm"/>
    </style:style>
    <style:style style:name="gr26" style:family="graphic" style:parent-style-name="standard">
      <style:graphic-properties svg:stroke-width="0.102cm" svg:stroke-color="#f100ff" draw:marker-start-width="0.509cm" draw:marker-end-width="0.509cm" draw:fill="none" draw:textarea-horizontal-align="justify" draw:textarea-vertical-align="middle" draw:auto-grow-height="false" fo:min-height="1.426cm" fo:min-width="1.582cm" fo:padding-top="0.176cm" fo:padding-bottom="0.176cm" fo:padding-left="0.301cm" fo:padding-right="0.301cm"/>
    </style:style>
    <style:style style:name="gr27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3.077cm" fo:min-width="2.496cm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051cm" svg:stroke-color="#fcfa0a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W( i,j,l) = X(i) + \sum_{j,k}^{j ,k \in R} Y(i,j)Z(k,l) \delta_{jk} §svg§600§FALSE§</svg:desc>
          <draw:polygon draw:style-name="gr1" draw:text-style-name="P1" draw:layer="layout" svg:width="17.393cm" svg:height="3.075cm" svg:x="3.967cm" svg:y="2.59cm" svg:viewBox="0 0 17394 3076" draw:points="8698,3076 0,3076 0,0 17394,0 17394,3076">
            <text:p/>
          </draw:polygon>
          <draw:path draw:style-name="gr2" draw:text-style-name="P2" draw:layer="layout" svg:width="0.978cm" svg:height="0.696cm" svg:x="4.021cm" svg:y="3.672cm" svg:viewBox="0 0 979 697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2" draw:text-style-name="P2" draw:layer="layout" svg:width="0.23cm" svg:height="0.985cm" svg:x="5.13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5.445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5.8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6.18cm" svg:y="3.695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115cm" svg:height="0.295cm" svg:x="6.68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7.081cm" svg:y="3.663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7.405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232cm" svg:x="8.062cm" svg:y="3.984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072cm" svg:y="3.672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5cm" svg:x="10.035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0.349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23cm" svg:height="0.985cm" svg:x="10.714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58cm" svg:x="11.314cm" svg:y="3.7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" draw:text-style-name="P2" draw:layer="layout" svg:width="0.304cm" svg:height="0.599cm" svg:x="12.244cm" svg:y="2.61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2.645cm" svg:y="2.989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2.853cm" svg:y="2.59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382cm" svg:height="0.452cm" svg:x="13.31cm" svg:y="2.67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" draw:text-style-name="P2" draw:layer="layout" svg:width="0.537cm" svg:height="0.485cm" svg:x="13.814cm" svg:y="2.599cm" svg:viewBox="0 0 538 486" svg:d="M237 49c5-20 5-22 21-24h44c65 0 144 0 144 71 0 29-14 72-45 97-29 22-72 33-119 33h-89zM363 237c81-20 154-69 154-129 0-61-71-108-170-108h-213c-13 0-22 0-22 16 0 9 9 9 22 9 0 0 14 0 27 2 14 0 16 2 16 9 0 2 0 4-2 16l-94 367c-5 22-7 29-61 29-11 0-20 0-20 14 0 6 4 11 11 11 14 0 29-2 43-2 13 0 33 0 45 0 15 0 31 0 44 0 16 0 32 2 47 2 3 0 14 0 14-14 0-11-7-11-23-11-11 0-13 0-26-2-14-2-14-2-14-9 0-2 0-7 2-16l43-175h94c60 0 85 30 85 61 0 9-4 34-9 49-9 32-11 43-11 54 0 56 51 76 101 76 65 0 92-67 92-80 0-3 0-9-12-9-9 0-11 4-13 11-9 31-34 60-63 60-18 0-31-9-31-47 0-15 4-51 7-71 2-18 2-25 2-32 0-9 0-31-18-51-14-16-34-25-47-30z">
            <text:p/>
          </draw:path>
          <draw:path draw:style-name="gr2" draw:text-style-name="P2" draw:layer="layout" svg:width="1.312cm" svg:height="1.379cm" svg:x="12.647cm" svg:y="3.41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" draw:text-style-name="P2" draw:layer="layout" svg:width="0.304cm" svg:height="0.599cm" svg:x="12.808cm" svg:y="5.073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3.207cm" svg:y="5.451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3.416cm" svg:y="5.05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716cm" svg:height="0.673cm" svg:x="14.56cm" svg:y="3.672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1 11 11 13 11 30 0 97-2 126-2 27 0 98 2 125 2 7 0 20 0 20-20 0-11-8-11-29-11-2 0-20 0-35 0-23-2-27-4-27-18 0-7 9-40 13-60l34-139c4-20 6-23 13-32z">
            <text:p/>
          </draw:path>
          <draw:path draw:style-name="gr2" draw:text-style-name="P2" draw:layer="layout" svg:width="0.23cm" svg:height="0.985cm" svg:x="15.414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5.727cm" svg:y="3.695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16.12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16.462cm" svg:y="3.695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23cm" svg:height="0.985cm" svg:x="16.993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73cm" svg:x="17.378cm" svg:y="3.672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path draw:style-name="gr2" draw:text-style-name="P2" draw:layer="layout" svg:width="0.23cm" svg:height="0.985cm" svg:x="18.16cm" svg:y="3.60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447cm" svg:height="0.696cm" svg:x="18.498cm" svg:y="3.663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" draw:text-style-name="P2" draw:layer="layout" svg:width="0.115cm" svg:height="0.295cm" svg:x="19.074cm" svg:y="4.241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19.468cm" svg:y="3.663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19.795cm" svg:y="3.60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404cm" svg:height="0.714cm" svg:x="20.163cm" svg:y="3.645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5-38 230-130 230-54 0-97-42-97-116 0-63 39-249 171-285z">
            <text:p/>
          </draw:path>
          <draw:path draw:style-name="gr2" draw:text-style-name="P2" draw:layer="layout" svg:width="0.304cm" svg:height="0.599cm" svg:x="20.559cm" svg:y="4.035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339cm" svg:height="0.487cm" svg:x="20.976cm" svg:y="4.015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draw:frame draw:style-name="gr3" draw:text-style-name="P3" draw:layer="layout" svg:width="19.101cm" svg:height="0.962cm" svg:x="3.708cm" svg:y="1.473cm">
          <draw:text-box>
            <text:p>This is the kind of thing to calculate :</text:p>
          </draw:text-box>
        </draw:frame>
        <draw:frame draw:style-name="gr4" draw:text-style-name="P3" draw:layer="layout" svg:width="22.022cm" svg:height="1.673cm" svg:x="3.606cm" svg:y="7.493cm">
          <draw:text-box>
            <text:p>The <text:s text:c="5"/><text:s text:c="12"/><text:s text:c="8"/>takes three integers, <text:s/>, <text:s text:c="2"/>, <text:s/>, as inputs, and returns a number, e.g., </text:p>
          </draw:text-box>
        </draw:frame>
        <draw:frame draw:style-name="gr4" draw:text-style-name="P3" draw:layer="layout" svg:width="22.022cm" svg:height="4.517cm" svg:x="3.429cm" svg:y="10.617cm">
          <draw:text-box>
            <text:p/>
            <text:p/>
            <text:p>It is a better to think of, <text:s text:c="7"/><text:s text:c="12"/>, as a function, not an array. It is to described by an instance of the term class, which contains this function.</text:p>
            <text:p/>
            <text:p/>
          </draw:text-box>
        </draw:frame>
        <draw:g>
          <svg:title>TexMaths</svg:title>
          <svg:desc>28§display§W(i,j,l)§svg§600§FALSE§</svg:desc>
          <draw:polygon draw:style-name="gr1" draw:text-style-name="P1" draw:layer="layout" svg:width="3.439cm" svg:height="0.812cm" svg:x="5.347cm" svg:y="7.547cm" svg:viewBox="0 0 3440 813" draw:points="1720,813 0,813 0,0 3440,0 3440,813">
            <text:p/>
          </draw:polygon>
          <draw:path draw:style-name="gr2" draw:text-style-name="P2" draw:layer="layout" svg:width="0.893cm" svg:height="0.574cm" svg:x="5.396cm" svg:y="7.601cm" svg:viewBox="0 0 894 575" svg:d="M777 94c23-35 43-64 100-68 9-2 17-2 17-17 0-3-4-9-10-9-23 0-48 2-70 2-31 0-63-2-94-2-4 0-16 0-16 15 0 9 8 11 14 11 20 0 51 7 51 31 0 10-4 15-10 26l-244 384-32-404c-2-15-4-37 61-37 16 0 25 0 25-17 0-9-11-9-13-9-37 0-73 2-110 2-21 0-74-2-94-2-6 0-19 0-19 17 0 9 11 9 23 9 39 0 45 4 47 20l6 63-227 358-35-412c0-11 0-29 68-29 10 0 18 0 18-17 0-9-10-9-12-9-35 0-74 2-111 2-30 0-63-2-94-2-4 0-16 0-16 15 0 11 8 11 22 11 45 0 45 7 48 29l40 497c2 15 2 23 15 23 10 0 14-6 22-19l264-414 35 410c0 19 2 23 14 23 10 0 17-10 21-17z">
            <text:p/>
          </draw:path>
          <draw:path draw:style-name="gr2" draw:text-style-name="P2" draw:layer="layout" svg:width="0.21cm" svg:height="0.812cm" svg:x="6.408cm" svg:y="7.547cm" svg:viewBox="0 0 211 813" svg:d="M211 806c0-2 0-4-17-19-112-101-141-255-141-380 0-141 35-283 145-385 13-9 13-11 13-15 0-5-4-7-11-7-8 0-90 55-143 159-47 89-57 179-57 248 0 64 10 162 59 254 56 100 133 152 141 152 7 0 11-2 11-7z">
            <text:p/>
          </draw:path>
          <draw:path draw:style-name="gr2" draw:text-style-name="P2" draw:layer="layout" svg:width="0.238cm" svg:height="0.546cm" svg:x="6.697cm" svg:y="7.619cm" svg:viewBox="0 0 239 547" svg:d="M231 30c0-17-12-30-33-30-24 0-49 20-49 42 0 17 13 30 35 30 21 0 47-18 47-42zM162 336c12-24 12-26 20-48 8-16 12-27 12-42 0-37-28-67-75-67-84 0-119 117-119 124 0 9 8 9 10 9 10 0 10-2 15-15 24-77 61-101 92-101 8 0 22 0 22 26 0 18-6 35-10 42-6 22-47 117-62 152-10 20-20 48-20 64 0 39 31 67 74 67 86 0 118-118 118-126 0-7-8-7-10-7-10 0-10 2-14 15-17 51-47 101-92 101-17 0-23-9-23-27 0-21 6-32 27-82z">
            <text:p/>
          </draw:path>
          <draw:path draw:style-name="gr2" draw:text-style-name="P2" draw:layer="layout" svg:width="0.105cm" svg:height="0.243cm" svg:x="7.057cm" svg:y="8.07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369cm" svg:height="0.703cm" svg:x="7.368cm" svg:y="7.619cm" svg:viewBox="0 0 370 704" svg:d="M370 30c0-17-12-30-35-30-20 0-47 18-47 42 0 17 13 30 33 30 25 0 49-20 49-42zM188 578c-16 63-59 109-110 109-6 0-19 0-35-7 27-6 41-28 41-44 0-13-10-28-35-28-22 0-49 17-49 46 0 33 37 50 80 50 63 0 147-43 170-122l83-299c4-17 4-28 4-30 0-46-38-76-83-76-92 0-144 119-144 126 0 9 9 9 11 9 8 0 10-2 16-16 23-50 65-100 115-100 12 0 28 4 28 37 0 20-2 28-6 42z">
            <text:p/>
          </draw:path>
          <draw:path draw:style-name="gr2" draw:text-style-name="P2" draw:layer="layout" svg:width="0.105cm" svg:height="0.243cm" svg:x="7.828cm" svg:y="8.07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193cm" svg:height="0.574cm" svg:x="8.19cm" svg:y="7.593cm" svg:viewBox="0 0 194 575" svg:d="M194 9c0-2 0-9-12-9-20 0-86 7-110 7-7 2-17 2-17 19 0 9 8 9 23 9 43 0 43 6 43 13l-2 17-115 406c-2 9-4 15-4 28 0 46 41 76 82 76 30 0 53-17 69-47 17-31 27-77 27-79 0-9-8-9-10-9-11 0-11 3-15 15-14 53-32 101-67 101-29 0-29-26-29-37 0-20 2-24 6-39z">
            <text:p/>
          </draw:path>
          <draw:path draw:style-name="gr2" draw:text-style-name="P2" draw:layer="layout" svg:width="0.21cm" svg:height="0.812cm" svg:x="8.486cm" svg:y="7.547cm" svg:viewBox="0 0 211 813" svg:d="M211 407c0-63-11-161-60-254-55-99-133-153-143-153-4 0-8 4-8 7 0 4 0 6 16 21 90 79 141 209 141 379 0 138-32 282-145 384-12 11-12 13-12 15 0 5 4 7 8 7 10 0 92-55 145-159 47-89 58-179 58-247z">
            <text:p/>
          </draw:path>
        </draw:g>
        <draw:g>
          <svg:title>TexMaths</svg:title>
          <svg:desc>28§display§i§svg§600§FALSE§</svg:desc>
          <draw:polygon draw:style-name="gr1" draw:text-style-name="P1" draw:layer="layout" svg:width="0.312cm" svg:height="0.652cm" svg:x="15.399cm" svg:y="7.547cm" svg:viewBox="0 0 313 653" draw:points="157,653 0,653 0,0 313,0 313,653">
            <text:p/>
          </draw:polygon>
          <draw:path draw:style-name="gr2" draw:text-style-name="P2" draw:layer="layout" svg:width="0.24cm" svg:height="0.663cm" svg:x="15.426cm" svg:y="7.545cm" svg:viewBox="0 0 241 664" svg:d="M233 36c0-20-13-36-33-36-25 0-50 25-50 52 0 20 13 35 35 35 21 0 48-22 48-51zM163 408c12-29 12-31 20-58 9-20 13-34 13-52 0-45-29-80-77-80-84 0-119 141-119 150 0 11 8 11 10 11 11 0 11-2 15-18 24-94 61-123 92-123 9 0 23 0 23 31 0 23-6 43-10 52-6 27-48 141-62 184-10 24-21 58-21 78 0 47 31 81 74 81 87 0 120-144 120-153s-8-9-10-9c-11 0-11 3-15 18-16 63-47 124-92 124-17 0-23-11-23-34 0-25 6-38 27-99z">
            <text:p/>
          </draw:path>
        </draw:g>
        <draw:g>
          <svg:title>TexMaths</svg:title>
          <svg:desc>22§display§j§svg§600§FALSE§</svg:desc>
          <draw:polygon draw:style-name="gr1" draw:text-style-name="P1" draw:layer="layout" svg:width="0.362cm" svg:height="0.661cm" svg:x="16.03cm" svg:y="7.543cm" svg:viewBox="0 0 363 662" draw:points="183,662 0,662 0,0 363,0 363,662">
            <text:p/>
          </draw:polygon>
          <draw:path draw:style-name="gr2" draw:text-style-name="P2" draw:layer="layout" svg:width="0.317cm" svg:height="0.67cm" svg:x="16.019cm" svg:y="7.541cm" svg:viewBox="0 0 318 671" svg:d="M318 28c0-16-11-28-30-28-18 0-40 18-40 41 0 15 10 28 28 28 21 0 42-20 42-41zM162 551c-15 60-51 104-95 104-6 0-16 0-30-7 23-5 35-26 35-42 0-12-9-27-30-27-19 0-42 16-42 44 0 32 32 48 68 48 55 0 127-41 146-116l72-286c4-15 4-26 4-28 0-44-34-72-72-72-79 0-123 113-123 120 0 9 7 9 9 9 7 0 8-2 14-16 19-48 56-95 98-95 11 0 25 3 25 35 0 19-2 26-6 40z">
            <text:p/>
          </draw:path>
        </draw:g>
        <draw:g>
          <svg:title>TexMaths</svg:title>
          <svg:desc>22§display§l§svg§600§FALSE§</svg:desc>
          <draw:polygon draw:style-name="gr1" draw:text-style-name="P1" draw:layer="layout" svg:width="0.248cm" svg:height="0.538cm" svg:x="16.763cm" svg:y="7.641cm" svg:viewBox="0 0 249 539" draw:points="124,539 0,539 0,0 249,0 249,539">
            <text:p/>
          </draw:polygon>
          <draw:path draw:style-name="gr2" draw:text-style-name="P2" draw:layer="layout" svg:width="0.167cm" svg:height="0.547cm" svg:x="16.797cm" svg:y="7.641cm" svg:viewBox="0 0 168 548" svg:d="M168 9c0-2 0-9-11-9-17 0-74 7-95 7-5 2-14 2-14 18 0 8 7 8 19 8 37 0 37 6 37 13l-2 16-98 387c-2 9-4 14-4 27 0 44 35 72 71 72 26 0 46-16 60-44 14-30 23-74 23-76 0-9-7-9-9-9-9 0-9 4-13 14-12 52-28 97-58 97-25 0-25-24-25-35 0-19 2-23 6-37z">
            <text:p/>
          </draw:path>
        </draw:g>
        <draw:g>
          <svg:title>TexMaths</svg:title>
          <svg:desc>28§display§W(1,2, 3 )  = 7§svg§600§FALSE§</svg:desc>
          <draw:polygon draw:style-name="gr1" draw:text-style-name="P1" draw:layer="layout" svg:width="5.988cm" svg:height="0.985cm" svg:x="10.648cm" svg:y="10.007cm" svg:viewBox="0 0 5989 986" draw:points="2995,986 0,986 0,0 5989,0 5989,986">
            <text:p/>
          </draw:polygon>
          <draw:path draw:style-name="gr2" draw:text-style-name="P2" draw:layer="layout" svg:width="0.978cm" svg:height="0.696cm" svg:x="10.702cm" svg:y="10.072cm" svg:viewBox="0 0 979 697" svg:d="M851 114c25-42 47-78 110-83 9-2 18-2 18-20 0-4-5-11-11-11-25 0-52 2-77 2-33 0-69-2-103-2-4 0-18 0-18 18 0 11 9 13 16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8 2 27 16 27 11 0 15-7 24-22l289-502 38 497c0 22 2 27 16 27 11 0 18-11 22-20z">
            <text:p/>
          </draw:path>
          <draw:path draw:style-name="gr2" draw:text-style-name="P2" draw:layer="layout" svg:width="0.23cm" svg:height="0.985cm" svg:x="11.81cm" svg:y="10.00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2" draw:text-style-name="P2" draw:layer="layout" svg:width="0.326cm" svg:height="0.658cm" svg:x="12.184cm" svg:y="10.09cm" svg:viewBox="0 0 327 659" svg:d="M204 25c0-23 0-25-23-25-62 63-150 63-181 63v31c20 0 78 0 130-27v513c0 36-2 47-92 47h-31v32c33-5 121-5 159-5 40 0 125 0 161 5v-32h-31c-90 0-92-11-92-47z">
            <text:p/>
          </draw:path>
          <draw:path draw:style-name="gr2" draw:text-style-name="P2" draw:layer="layout" svg:width="0.115cm" svg:height="0.295cm" svg:x="12.673cm" svg:y="10.6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" draw:text-style-name="P2" draw:layer="layout" svg:width="0.393cm" svg:height="0.658cm" svg:x="13.076cm" svg:y="10.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" draw:text-style-name="P2" draw:layer="layout" svg:width="0.115cm" svg:height="0.295cm" svg:x="13.602cm" svg:y="10.64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" draw:text-style-name="P2" draw:layer="layout" svg:width="0.409cm" svg:height="0.678cm" svg:x="13.996cm" svg:y="10.0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2" draw:text-style-name="P2" draw:layer="layout" svg:width="0.23cm" svg:height="0.985cm" svg:x="14.503cm" svg:y="10.00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2" draw:text-style-name="P2" draw:layer="layout" svg:width="0.655cm" svg:height="0.232cm" svg:x="15.159cm" svg:y="10.38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422cm" svg:height="0.689cm" svg:x="16.196cm" svg:y="10.081cm" svg:viewBox="0 0 423 690" svg:d="M414 67c9-13 9-15 9-36h-239c-121 0-124-13-126-31h-24l-34 204h25c2-16 11-79 24-90 7-6 85-6 97-6h206c-12 15-90 123-112 156-88 133-121 269-121 370 0 11 0 56 44 56 48 0 48-45 48-56v-49c0-54 2-110 8-161 5-23 18-108 63-171z">
            <text:p/>
          </draw:path>
        </draw:g>
        <draw:g>
          <svg:title>TexMaths</svg:title>
          <svg:desc>28§display§W(i,j,l)§svg§600§FALSE§</svg:desc>
          <draw:polygon draw:style-name="gr1" draw:text-style-name="P1" draw:layer="layout" svg:width="3.439cm" svg:height="0.812cm" svg:x="10.25cm" svg:y="12.039cm" svg:viewBox="0 0 3440 813" draw:points="1720,813 0,813 0,0 3440,0 3440,813">
            <text:p/>
          </draw:polygon>
          <draw:path draw:style-name="gr2" draw:text-style-name="P2" draw:layer="layout" svg:width="0.893cm" svg:height="0.574cm" svg:x="10.299cm" svg:y="12.093cm" svg:viewBox="0 0 894 575" svg:d="M777 94c23-35 43-64 100-68 9-2 17-2 17-17 0-3-4-9-10-9-23 0-48 2-70 2-31 0-63-2-94-2-4 0-16 0-16 15 0 9 8 11 14 11 20 0 51 7 51 31 0 10-4 15-10 26l-244 384-32-404c-2-15-4-37 61-37 16 0 25 0 25-17 0-9-11-9-13-9-37 0-73 2-110 2-21 0-74-2-94-2-6 0-19 0-19 17 0 9 11 9 23 9 39 0 45 4 47 20l6 63-227 358-35-412c0-11 0-29 68-29 10 0 18 0 18-17 0-9-10-9-12-9-35 0-74 2-111 2-30 0-63-2-94-2-4 0-16 0-16 15 0 11 8 11 22 11 45 0 45 7 48 29l40 497c2 15 2 23 15 23 10 0 14-6 22-19l264-414 35 410c0 19 2 23 14 23 10 0 17-10 21-17z">
            <text:p/>
          </draw:path>
          <draw:path draw:style-name="gr2" draw:text-style-name="P2" draw:layer="layout" svg:width="0.21cm" svg:height="0.812cm" svg:x="11.311cm" svg:y="12.039cm" svg:viewBox="0 0 211 813" svg:d="M211 806c0-2 0-4-17-19-112-101-141-255-141-380 0-141 35-283 145-385 13-9 13-11 13-15 0-5-4-7-11-7-8 0-90 55-143 159-47 89-57 179-57 248 0 64 10 162 59 254 56 100 133 152 141 152 7 0 11-2 11-7z">
            <text:p/>
          </draw:path>
          <draw:path draw:style-name="gr2" draw:text-style-name="P2" draw:layer="layout" svg:width="0.238cm" svg:height="0.546cm" svg:x="11.6cm" svg:y="12.111cm" svg:viewBox="0 0 239 547" svg:d="M231 30c0-17-12-30-33-30-24 0-49 20-49 42 0 17 13 30 35 30 21 0 47-18 47-42zM162 336c12-24 12-26 20-48 8-16 12-27 12-42 0-37-28-67-75-67-84 0-119 117-119 124 0 9 8 9 10 9 10 0 10-2 15-15 24-77 61-101 92-101 8 0 22 0 22 26 0 18-6 35-10 42-6 22-47 117-62 152-10 20-20 48-20 64 0 39 31 67 74 67 86 0 118-118 118-126 0-7-8-7-10-7-10 0-10 2-14 15-17 51-47 101-92 101-17 0-23-9-23-27 0-21 6-32 27-82z">
            <text:p/>
          </draw:path>
          <draw:path draw:style-name="gr2" draw:text-style-name="P2" draw:layer="layout" svg:width="0.105cm" svg:height="0.243cm" svg:x="11.96cm" svg:y="12.562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369cm" svg:height="0.703cm" svg:x="12.271cm" svg:y="12.111cm" svg:viewBox="0 0 370 704" svg:d="M370 30c0-17-12-30-35-30-20 0-47 18-47 42 0 17 13 30 33 30 25 0 49-20 49-42zM188 578c-16 63-59 109-110 109-6 0-19 0-35-7 27-6 41-28 41-44 0-13-10-28-35-28-22 0-49 17-49 46 0 33 37 50 80 50 63 0 147-43 170-122l83-299c4-17 4-28 4-30 0-46-38-76-83-76-92 0-144 119-144 126 0 9 9 9 11 9 8 0 10-2 16-16 23-50 65-100 115-100 12 0 28 4 28 37 0 20-2 28-6 42z">
            <text:p/>
          </draw:path>
          <draw:path draw:style-name="gr2" draw:text-style-name="P2" draw:layer="layout" svg:width="0.105cm" svg:height="0.243cm" svg:x="12.731cm" svg:y="12.562cm" svg:viewBox="0 0 106 244" svg:d="M106 85c0-54-22-85-57-85-31 0-49 20-49 42 0 23 18 45 49 45 10 0 23-4 31-11 4-2 4-2 6-2 0 0 2 0 2 11 0 61-33 111-63 137-11 9-11 11-11 13 0 7 4 9 11 9 10 0 81-63 81-159z">
            <text:p/>
          </draw:path>
          <draw:path draw:style-name="gr2" draw:text-style-name="P2" draw:layer="layout" svg:width="0.193cm" svg:height="0.574cm" svg:x="13.093cm" svg:y="12.085cm" svg:viewBox="0 0 194 575" svg:d="M194 9c0-2 0-9-12-9-20 0-86 7-110 7-7 2-17 2-17 19 0 9 8 9 23 9 43 0 43 6 43 13l-2 17-115 406c-2 9-4 15-4 28 0 46 41 76 82 76 30 0 53-17 69-47 17-31 27-77 27-79 0-9-8-9-10-9-11 0-11 3-15 15-14 53-32 101-67 101-29 0-29-26-29-37 0-20 2-24 6-39z">
            <text:p/>
          </draw:path>
          <draw:path draw:style-name="gr2" draw:text-style-name="P2" draw:layer="layout" svg:width="0.21cm" svg:height="0.812cm" svg:x="13.389cm" svg:y="12.039cm" svg:viewBox="0 0 211 813" svg:d="M211 407c0-63-11-161-60-254-55-99-133-153-143-153-4 0-8 4-8 7 0 4 0 6 16 21 90 79 141 209 141 379 0 138-32 282-145 384-12 11-12 13-12 15 0 5 4 7 8 7 10 0 92-55 145-159 47-89 58-179 58-247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svg:title>TexMaths</svg:title>
          <svg:desc>28§display§W( i,j,l) = X(i) + \sum_{j,k}^{j ,k \in R} Y(i,j)Z(k,l) \delta_{jk} §svg§600§FALSE§</svg:desc>
          <draw:polygon draw:style-name="gr1" draw:text-style-name="P1" draw:layer="layout" svg:width="17.393cm" svg:height="3.075cm" svg:x="4.094cm" svg:y="1.524cm" svg:viewBox="0 0 17394 3076" draw:points="8698,3076 0,3076 0,0 17394,0 17394,3076">
            <text:p/>
          </draw:polygon>
          <draw:path draw:style-name="gr2" draw:text-style-name="P2" draw:layer="layout" svg:width="0.978cm" svg:height="0.696cm" svg:x="4.148cm" svg:y="2.606cm" svg:viewBox="0 0 979 697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1 0 15-7 24-23l289-501 38 497c0 22 3 27 16 27 11 0 18-11 22-20z">
            <text:p/>
          </draw:path>
          <draw:path draw:style-name="gr2" draw:text-style-name="P2" draw:layer="layout" svg:width="0.23cm" svg:height="0.985cm" svg:x="5.257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5.572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5.967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6.307cm" svg:y="2.629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115cm" svg:height="0.295cm" svg:x="6.81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7.208cm" svg:y="2.597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7.53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232cm" svg:x="8.189cm" svg:y="2.918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199cm" svg:y="2.606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5cm" svg:x="10.162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0.476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23cm" svg:height="0.985cm" svg:x="10.841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58cm" svg:x="11.441cm" svg:y="2.70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" draw:text-style-name="P2" draw:layer="layout" svg:width="0.304cm" svg:height="0.599cm" svg:x="12.371cm" svg:y="1.54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2.772cm" svg:y="1.923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2.98cm" svg:y="1.524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382cm" svg:height="0.452cm" svg:x="13.437cm" svg:y="1.6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" draw:text-style-name="P2" draw:layer="layout" svg:width="0.537cm" svg:height="0.485cm" svg:x="13.941cm" svg:y="1.533cm" svg:viewBox="0 0 538 486" svg:d="M237 49c5-20 5-22 21-24h44c65 0 144 0 144 71 0 29-14 72-45 97-29 22-72 33-119 33h-89zM363 237c81-20 154-69 154-129 0-61-71-108-170-108h-213c-13 0-22 0-22 16 0 9 9 9 22 9 0 0 14 0 27 2 14 0 16 2 16 9 0 2 0 4-2 16l-94 367c-5 22-7 29-61 29-11 0-20 0-20 14 0 6 4 11 11 11 14 0 29-2 43-2 13 0 33 0 45 0 15 0 31 0 44 0 16 0 32 2 47 2 3 0 14 0 14-14 0-11-7-11-23-11-11 0-13 0-26-2-14-2-14-2-14-9 0-2 0-7 2-16l43-175h94c60 0 85 30 85 61 0 9-4 34-9 49-9 32-11 43-11 54 0 56 51 76 101 76 65 0 92-67 92-80 0-3 0-9-12-9-9 0-11 4-13 11-9 31-34 60-63 60-18 0-31-9-31-47 0-15 4-51 7-71 2-18 2-25 2-32 0-9 0-31-18-51-14-16-34-25-47-30z">
            <text:p/>
          </draw:path>
          <draw:path draw:style-name="gr2" draw:text-style-name="P2" draw:layer="layout" svg:width="1.312cm" svg:height="1.379cm" svg:x="12.774cm" svg:y="2.344cm" svg:viewBox="0 0 1313 1380" svg:d="M1192 1380l121-316h-25c-38 103-143 171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" draw:text-style-name="P2" draw:layer="layout" svg:width="0.304cm" svg:height="0.599cm" svg:x="12.935cm" svg:y="4.007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089cm" svg:height="0.214cm" svg:x="13.334cm" svg:y="4.385cm" svg:viewBox="0 0 90 215" svg:d="M69 69c0 39-6 83-53 128-5 2-7 5-7 7 0 7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3.543cm" svg:y="3.984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2" draw:text-style-name="P2" draw:layer="layout" svg:width="0.716cm" svg:height="0.673cm" svg:x="14.687cm" svg:y="2.606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1 11 11 13 11 30 0 97-2 126-2 27 0 98 2 125 2 7 0 20 0 20-20 0-11-8-11-29-11-2 0-20 0-35 0-23-2-27-4-27-18 0-7 9-40 13-60l34-139c4-20 6-23 13-32z">
            <text:p/>
          </draw:path>
          <draw:path draw:style-name="gr2" draw:text-style-name="P2" draw:layer="layout" svg:width="0.23cm" svg:height="0.985cm" svg:x="15.541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261cm" svg:height="0.662cm" svg:x="15.854cm" svg:y="2.629cm" svg:viewBox="0 0 262 663" svg:d="M253 36c0-20-13-36-36-36-27 0-53 25-53 52 0 20 13 35 38 35 22 0 51-22 51-51zM177 408c13-29 13-32 22-58 9-21 14-34 14-52 0-45-32-81-83-81-92 0-130 141-130 150 0 12 9 12 11 12 11 0 11-3 16-18 27-94 67-124 101-124 9 0 24 0 24 32 0 22-6 42-11 51-7 27-51 142-67 184-11 25-22 58-22 79 0 47 33 80 80 80 94 0 130-143 130-152s-9-9-11-9c-11 0-11 2-16 18-18 63-51 123-101 123-18 0-24-11-24-34 0-24 6-38 29-98z">
            <text:p/>
          </draw:path>
          <draw:path draw:style-name="gr2" draw:text-style-name="P2" draw:layer="layout" svg:width="0.115cm" svg:height="0.295cm" svg:x="16.25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404cm" svg:height="0.853cm" svg:x="16.589cm" svg:y="2.629cm" svg:viewBox="0 0 405 854" svg:d="M405 36c0-20-13-36-38-36-22 0-51 22-51 52 0 20 13 35 36 35 27 0 53-24 53-51zM206 701c-18 76-65 132-121 132-7 0-20 0-38-8 29-7 45-34 45-54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" draw:text-style-name="P2" draw:layer="layout" svg:width="0.23cm" svg:height="0.985cm" svg:x="17.1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655cm" svg:height="0.673cm" svg:x="17.505cm" svg:y="2.606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path draw:style-name="gr2" draw:text-style-name="P2" draw:layer="layout" svg:width="0.23cm" svg:height="0.985cm" svg:x="18.287cm" svg:y="2.54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" draw:text-style-name="P2" draw:layer="layout" svg:width="0.447cm" svg:height="0.696cm" svg:x="18.625cm" svg:y="2.597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" draw:text-style-name="P2" draw:layer="layout" svg:width="0.115cm" svg:height="0.295cm" svg:x="19.201cm" svg:y="3.175cm" svg:viewBox="0 0 116 296" svg:d="M116 103c0-65-24-103-62-103-34 0-54 25-54 52 0 26 20 53 54 53 11 0 24-4 33-13 5-2 5-2 7-2 0 0 2 0 2 13 0 74-36 134-69 166-11 11-11 13-11 16 0 9 4 11 11 11 11 0 89-76 89-193z">
            <text:p/>
          </draw:path>
          <draw:path draw:style-name="gr2" draw:text-style-name="P2" draw:layer="layout" svg:width="0.212cm" svg:height="0.696cm" svg:x="19.595cm" svg:y="2.597cm" svg:viewBox="0 0 213 697" svg:d="M213 11c0-2 0-11-14-11-22 0-94 9-121 9-6 2-18 2-18 22 0 12 9 12 25 12 47 0 47 6 47 15l-2 20-126 493c-2 12-4 18-4 34 0 56 45 92 90 92 33 0 58-20 76-56 18-38 29-94 29-97 0-11-9-11-11-11-12 0-12 5-16 18-16 65-36 123-74 123-31 0-31-31-31-44 0-25 2-30 6-47z">
            <text:p/>
          </draw:path>
          <draw:path draw:style-name="gr2" draw:text-style-name="P2" draw:layer="layout" svg:width="0.23cm" svg:height="0.985cm" svg:x="19.922cm" svg:y="2.54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" draw:text-style-name="P2" draw:layer="layout" svg:width="0.404cm" svg:height="0.714cm" svg:x="20.29cm" svg:y="2.579cm" svg:viewBox="0 0 405 715" svg:d="M220 271c-124 29-220 157-220 278 0 94 63 166 157 166 114 0 197-157 197-292 0-89-40-141-74-183-34-45-94-119-94-164 0-20 20-45 56-45 29 0 49 14 69 27 21 11 41 25 54 25 25 0 40-25 40-40 0-21-15-25-51-32-52-11-65-11-81-11-78 0-112 43-112 101 0 54 27 110 59 170zM231 291c24 47 56 101 56 171 0 65-38 230-130 230-54 0-97-42-97-116 0-63 39-249 171-285z">
            <text:p/>
          </draw:path>
          <draw:path draw:style-name="gr2" draw:text-style-name="P2" draw:layer="layout" svg:width="0.304cm" svg:height="0.599cm" svg:x="20.686cm" svg:y="2.969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2" draw:text-style-name="P2" draw:layer="layout" svg:width="0.339cm" svg:height="0.487cm" svg:x="21.103cm" svg:y="2.949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draw:frame draw:style-name="gr3" draw:text-style-name="P3" draw:layer="layout" svg:width="19.101cm" svg:height="5.939cm" svg:x="2.692cm" svg:y="10.718cm">
          <draw:text-box>
            <text:p/>
            <text:p>The <text:s text:c="5"/><text:s text:c="3"/>constrains the indices <text:s/>according to</text:p>
            <text:p/>
            <text:p/>
            <text:p/>
            <text:p/>
            <text:p/>
            <text:p>So</text:p>
          </draw:text-box>
        </draw:frame>
        <draw:g>
          <svg:title>TexMaths</svg:title>
          <svg:desc>22§display§\delta_{jk} = 
\begin{cases}
1 \text{ \ \ \ if \ \ \ } j == k \\
0 \text{ \ \ \   otherwise } \\
\end{cases}§svg§600§FALSE§</svg:desc>
          <draw:polygon draw:style-name="gr1" draw:text-style-name="P1" draw:layer="layout" svg:width="7.987cm" svg:height="2.32cm" svg:x="9.753cm" svg:y="12.904cm" svg:viewBox="0 0 7988 2321" draw:points="3993,2321 0,2321 0,0 7988,0 7988,2321">
            <text:p/>
          </draw:polygon>
          <draw:path draw:style-name="gr2" draw:text-style-name="P2" draw:layer="layout" svg:width="0.318cm" svg:height="0.56cm" svg:x="9.785cm" svg:y="13.706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3 0 52-30 182-102 182-42 0-75-34-75-92 0-49 29-195 133-223z">
            <text:p/>
          </draw:path>
          <draw:path draw:style-name="gr2" draw:text-style-name="P2" draw:layer="layout" svg:width="0.238cm" svg:height="0.471cm" svg:x="10.096cm" svg:y="14.014cm" svg:viewBox="0 0 239 472" svg:d="M239 21c0-10-7-21-21-21-16 0-31 16-31 30 0 9 7 21 22 21s30-14 30-30zM123 387c-9 37-37 69-70 69-7 0-13-2-20-4 15-7 20-19 20-28 0-12-11-19-21-19-18 0-32 14-32 31 0 22 21 36 55 36 31 0 96-20 112-87l49-195c2-5 4-11 4-18 0-29-26-51-60-51-60 0-95 74-95 83 0 7 9 7 9 7 7 0 7-2 12-10 13-32 41-66 72-66 14 0 20 9 20 27 0 7-2 14-2 17z">
            <text:p/>
          </draw:path>
          <draw:path draw:style-name="gr2" draw:text-style-name="P2" draw:layer="layout" svg:width="0.266cm" svg:height="0.383cm" svg:x="10.424cm" svg:y="13.997cm" svg:viewBox="0 0 267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0 35-28 46-37 26-26 54-51 84-51 7 0 14 2 18 7-23 4-28 21-28 30 0 12 10 21 23 21 14 0 29-12 29-35 0-18-12-39-42-39s-58 23-86 48c-23 23-40 38-63 49z">
            <text:p/>
          </draw:path>
          <draw:path draw:style-name="gr2" draw:text-style-name="P2" draw:layer="layout" svg:width="0.515cm" svg:height="0.182cm" svg:x="11.022cm" svg:y="13.974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4cm" svg:height="2.32cm" svg:x="11.907cm" svg:y="12.904cm" svg:viewBox="0 0 401 2321" svg:d="M238 1445c0-87-58-217-194-285 84-44 185-134 194-280v-4-536c0-64 0-78 7-108 14-61 51-137 149-195 7-5 7-5 7-19 0-18 0-18-17-18-14 0-16 0-37 12-175 99-183 243-183 270v550c0 55 0 118-41 189-37 63-77 95-111 118-12 7-12 8-12 21 0 14 0 14 7 19 65 42 137 111 153 238 4 17 4 19 4 28v593c0 63 38 193 188 272 18 11 19 11 32 11 17 0 17-2 17-19 0-13 0-14-3-16-34-21-136-81-157-217-3-19-3-21-3-31z">
            <text:p/>
          </draw:path>
          <draw:path draw:style-name="gr2" draw:text-style-name="P2" draw:layer="layout" svg:width="0.256cm" svg:height="0.516cm" svg:x="12.486cm" svg:y="13.215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66cm" svg:height="0.518cm" svg:x="13.861cm" svg:y="13.2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1cm" svg:height="0.546cm" svg:x="14.075cm" svg:y="13.184cm" svg:viewBox="0 0 252 547" svg:d="M111 213v-90c0-68 37-105 72-105 2 0 12 0 25 5-9 3-23 12-23 32 0 17 12 33 33 33 23 0 34-16 34-33 0-29-28-55-69-55-55 0-121 40-121 123v90h-62v23h62v251c0 36-9 36-62 36v24c32-2 67-3 90-3 31 0 67 0 98 3v-24h-16c-58 0-59-9-59-37v-250h89v-23z">
            <text:p/>
          </draw:path>
          <draw:path draw:style-name="gr2" draw:text-style-name="P2" draw:layer="layout" svg:width="0.318cm" svg:height="0.669cm" svg:x="15.307cm" svg:y="13.219cm" svg:viewBox="0 0 319 670" svg:d="M319 28c0-16-11-28-30-28-18 0-41 18-41 40 0 16 11 29 28 29 21 0 43-20 43-41zM162 551c-14 60-51 104-95 104-5 0-16 0-30-7 23-6 35-27 35-43 0-12-9-26-30-26-19 0-42 16-42 44 0 32 32 47 69 47 54 0 126-40 146-116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515cm" svg:height="0.182cm" svg:x="15.937cm" svg:y="13.44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515cm" svg:height="0.182cm" svg:x="16.539cm" svg:y="13.44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351cm" svg:height="0.546cm" svg:x="17.354cm" svg:y="13.193cm" svg:viewBox="0 0 352 547" svg:d="M180 9c0-2 0-9-9-9-18 0-76 7-95 7-7 2-16 2-16 16 0 10 7 10 19 10 37 0 39 6 39 13l-2 16-112 447c-4 10-4 12-4 15 0 20 16 23 23 23 10 0 21-7 26-17 4-6 39-150 44-169 27 1 90 14 90 65 0 5 0 9-3 17 0 9-2 18-2 27 0 46 30 77 70 77 25 0 44-12 62-42 19-33 28-76 28-77 0-9-7-9-9-9-9 0-9 3-10 14-16 58-34 97-69 97-14 0-25-9-25-37 0-13 4-30 7-43 2-14 2-17 2-24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326cm" svg:height="0.532cm" svg:x="12.447cm" svg:y="14.328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2" draw:text-style-name="P2" draw:layer="layout" svg:width="0.344cm" svg:height="0.356cm" svg:x="13.857cm" svg:y="14.4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2" draw:text-style-name="P2" draw:layer="layout" svg:width="0.244cm" svg:height="0.485cm" svg:x="14.237cm" svg:y="14.368cm" svg:viewBox="0 0 245 486" svg:d="M120 167h111v-24h-111v-143h-20c0 63-24 146-100 150v17h67v213c0 97 72 106 100 106 55 0 78-55 78-106v-44h-21v44c0 56-23 86-52 86-52 0-52-70-52-84z">
            <text:p/>
          </draw:path>
          <draw:path draw:style-name="gr2" draw:text-style-name="P2" draw:layer="layout" svg:width="0.39cm" svg:height="0.537cm" svg:x="14.547cm" svg:y="14.306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2" draw:text-style-name="P2" draw:layer="layout" svg:width="0.3cm" svg:height="0.356cm" svg:x="14.975cm" svg:y="14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2" draw:text-style-name="P2" draw:layer="layout" svg:width="0.261cm" svg:height="0.342cm" svg:x="15.318cm" svg:y="14.502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2" draw:text-style-name="P2" draw:layer="layout" svg:width="0.53cm" svg:height="0.342cm" svg:x="15.612cm" svg:y="14.50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2" draw:text-style-name="P2" draw:layer="layout" svg:width="0.166cm" svg:height="0.518cm" svg:x="16.182cm" svg:y="14.3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2" draw:text-style-name="P2" draw:layer="layout" svg:width="0.254cm" svg:height="0.356cm" svg:x="16.396cm" svg:y="14.4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2" draw:text-style-name="P2" draw:layer="layout" svg:width="0.3cm" svg:height="0.356cm" svg:x="16.697cm" svg:y="14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>
          <svg:title>TexMaths</svg:title>
          <svg:desc>22§display§\delta_{jk}§svg§600§FALSE§</svg:desc>
          <draw:polygon draw:style-name="gr1" draw:text-style-name="P1" draw:layer="layout" svg:width="0.974cm" svg:height="0.76cm" svg:x="4.268cm" svg:y="11.622cm" svg:viewBox="0 0 975 761" draw:points="488,761 0,761 0,0 975,0 975,761">
            <text:p/>
          </draw:polygon>
          <draw:path draw:style-name="gr2" draw:text-style-name="P2" draw:layer="layout" svg:width="0.318cm" svg:height="0.561cm" svg:x="4.3cm" svg:y="11.61cm" svg:viewBox="0 0 319 562" svg:d="M172 213c-96 23-172 124-172 219 0 74 49 130 123 130 90 0 155-123 155-229 0-70-32-111-58-144-26-36-74-94-74-129 0-16 16-35 44-35 23 0 39 10 55 21 15 9 31 19 42 19 19 0 32-19 32-32 0-15-13-19-41-24-40-9-51-9-63-9-62 0-88 33-88 79 0 43 21 87 45 134zM181 229c20 37 44 79 44 134 0 51-30 182-102 182-42 0-75-34-75-92 0-49 29-196 133-224z">
            <text:p/>
          </draw:path>
          <draw:path draw:style-name="gr2" draw:text-style-name="P2" draw:layer="layout" svg:width="0.238cm" svg:height="0.471cm" svg:x="4.611cm" svg:y="11.917cm" svg:viewBox="0 0 239 472" svg:d="M239 21c0-10-7-21-21-21-16 0-31 16-31 30 0 9 7 21 22 21s30-14 30-30zM123 388c-9 37-37 68-70 68-7 0-13-1-20-3 15-7 20-19 20-28 0-13-11-20-21-20-18 0-32 14-32 32 0 21 21 35 55 35 31 0 96-19 112-86l49-196c2-5 4-10 4-17 0-30-26-51-60-51-60 0-95 74-95 82 0 7 9 7 9 7 7 0 7-1 12-10 13-32 41-65 72-65 14 0 20 9 20 26 0 7-2 14-2 18z">
            <text:p/>
          </draw:path>
          <draw:path draw:style-name="gr2" draw:text-style-name="P2" draw:layer="layout" svg:width="0.267cm" svg:height="0.383cm" svg:x="4.939cm" svg:y="11.901cm" svg:viewBox="0 0 268 384" svg:d="M130 16c0 0 2-7 2-9s-2-7-9-7c-10 0-56 4-70 5-4 0-11 2-11 13 0 8 7 8 14 8 25 0 25 4 25 7 0 4 0 8-2 13l-75 308c-4 9-4 11-4 13 0 7 7 17 19 17 14 0 21-12 25-23 0-3 25-98 26-105 39 3 71 15 71 44 0 1 0 5-2 10-2 9-2 11-2 18 0 39 32 56 58 56 53 0 69-83 69-84 0-7-7-7-9-7-7 0-9 3-10 14-7 23-21 61-50 61-14 0-17-14-17-28 0-9 0-10 2-25 1-1 3-10 3-17 0-48-65-57-88-57 16-10 35-28 46-37 26-26 54-51 84-51 7 0 14 2 18 7-23 4-28 22-28 30 0 13 10 21 23 21 14 0 30-12 30-35 0-17-13-39-43-39s-58 23-86 48c-23 23-40 39-63 49z">
            <text:p/>
          </draw:path>
        </draw:g>
        <draw:g>
          <svg:title>TexMaths</svg:title>
          <svg:desc>22§display§\sum_{j,k} ^{j,k\in R} Y(i,j) Z(k,l)\delta_{jk}= §svg§600§FALSE§</svg:desc>
          <draw:polygon draw:style-name="gr1" draw:text-style-name="P1" draw:layer="layout" svg:width="8.018cm" svg:height="2.416cm" svg:x="9.253cm" svg:y="16.078cm" svg:viewBox="0 0 8019 2417" draw:points="4010,2417 0,2417 0,0 8019,0 8019,2417">
            <text:p/>
          </draw:polygon>
          <draw:path draw:style-name="gr2" draw:text-style-name="P2" draw:layer="layout" svg:width="0.238cm" svg:height="0.471cm" svg:x="9.253cm" svg:y="16.096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9.568cm" svg:y="16.391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9.732cm" svg:y="16.078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3cm" svg:height="0.355cm" svg:x="10.091cm" svg:y="16.141cm" svg:viewBox="0 0 301 356" svg:d="M280 190c9 0 21 0 21-12 0-14-12-14-21-14h-254c9-78 76-138 161-138h93c9 0 21 0 21-12 0-14-12-14-21-14h-95c-102 0-185 79-185 178 0 100 84 178 185 178h95c9 0 21 0 21-15 0-12-12-12-21-12h-93c-85 0-152-60-161-139z">
            <text:p/>
          </draw:path>
          <draw:path draw:style-name="gr2" draw:text-style-name="P2" draw:layer="layout" svg:width="0.421cm" svg:height="0.381cm" svg:x="10.487cm" svg:y="16.085cm" svg:viewBox="0 0 422 382" svg:d="M187 39c3-16 3-18 15-20h36c51 0 112 0 112 57 0 23-10 56-35 75-23 18-56 27-93 27h-71zM285 187c63-16 122-55 122-103 0-47-57-84-134-84h-167c-11 0-18 0-18 12 0 7 7 7 18 7 0 0 10 0 21 2 10 0 12 2 12 7 0 2 0 4-2 12l-74 289c-3 18-5 23-47 23-9 0-16 0-16 11 0 5 4 8 9 8 10 0 23-1 33-1 11 0 27 0 35 0 13 0 25 0 36 0 12 0 24 1 37 1 1 0 10 0 10-10 0-9-5-9-17-9-9 0-11 0-22-2-10-1-10-1-10-7 0-2 0-5 2-12l33-137h74c48 0 67 23 67 47 0 7-4 27-7 39-7 25-9 33-9 42 0 44 41 60 79 60 51 0 72-53 72-63 0-2 0-7-8-7-7 0-9 3-11 8-7 25-26 48-49 48-14 0-25-7-25-37 0-12 4-41 5-56 2-14 2-20 2-25 0-7 0-25-14-41-10-12-26-19-37-22z">
            <text:p/>
          </draw:path>
          <draw:path draw:style-name="gr2" draw:text-style-name="P2" draw:layer="layout" svg:width="1.03cm" svg:height="1.083cm" svg:x="9.57cm" svg:y="16.722cm" svg:viewBox="0 0 1031 1084" svg:d="M936 1084l95-248h-19c-30 81-113 134-202 157-16 3-92 24-241 24h-467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2" draw:text-style-name="P2" draw:layer="layout" svg:width="0.238cm" svg:height="0.471cm" svg:x="9.695cm" svg:y="18.028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01cm" svg:y="18.326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174cm" svg:y="18.011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62cm" svg:height="0.529cm" svg:x="11.073cm" svg:y="16.928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 0 1-29 126-35 140-9 44-10 46-72 46-14 0-21 0-21 16 0 9 9 9 11 9 22 0 75-2 98-2 21 0 78 2 99 2 5 0 16 0 16-16 0-9-8-9-23-9-2 0-16 0-29 0-17-2-21-3-21-14 0-5 7-32 11-47l26-110c4-15 6-17 11-24z">
            <text:p/>
          </draw:path>
          <draw:path draw:style-name="gr2" draw:text-style-name="P2" draw:layer="layout" svg:width="0.18cm" svg:height="0.773cm" svg:x="11.744cm" svg:y="16.8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205cm" svg:height="0.52cm" svg:x="11.99cm" svg:y="16.946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2" draw:layer="layout" svg:width="0.091cm" svg:height="0.231cm" svg:x="12.301cm" svg:y="17.3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318cm" svg:height="0.67cm" svg:x="12.567cm" svg:y="16.946cm" svg:viewBox="0 0 319 671" svg:d="M319 28c0-16-11-28-30-28-18 0-41 18-41 40 0 16 11 29 28 29 21 0 43-20 43-41zM162 551c-14 60-51 104-95 104-5 0-16 0-30-7 23-6 35-27 35-42 0-13-9-27-30-27-19 0-42 16-42 44 0 32 32 48 69 48 54 0 126-41 146-117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18cm" svg:height="0.773cm" svg:x="12.984cm" svg:y="16.8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515cm" svg:height="0.529cm" svg:x="13.285cm" svg:y="16.928cm" svg:viewBox="0 0 516 530" svg:d="M514 19c0-3 2-7 2-12 0-7-4-7-20-7h-327c-18 0-19 0-25 16l-42 139c-2 3-2 9-2 10 0 2 0 9 9 9 7 0 9-5 11-7 30-91 70-142 190-142h127l-433 484c0 1-4 12-4 14 0 7 5 7 19 7h338c18 0 20 0 23-16l57-171c0-3 3-9 3-12 0-4-3-9-11-9-7 0-8 4-14 19-33 106-70 162-202 162h-134z">
            <text:p/>
          </draw:path>
          <draw:path draw:style-name="gr2" draw:text-style-name="P2" draw:layer="layout" svg:width="0.18cm" svg:height="0.773cm" svg:x="13.901cm" svg:y="16.8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351cm" svg:height="0.546cm" svg:x="14.167cm" svg:y="16.921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091cm" svg:height="0.231cm" svg:x="14.62cm" svg:y="17.37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166cm" svg:height="0.546cm" svg:x="14.929cm" svg:y="16.921cm" svg:viewBox="0 0 167 547" svg:d="M167 9c0-2 0-9-10-9-18 0-74 7-95 7-6 2-14 2-14 18 0 8 7 8 19 8 37 0 37 6 37 13l-2 16-98 387c-2 9-4 14-4 26 0 44 35 72 70 72 27 0 46-15 60-44 14-30 23-74 23-75 0-9-7-9-9-9-8 0-8 3-12 14-12 51-28 97-58 97-25 0-25-25-25-35 0-20 2-23 6-37z">
            <text:p/>
          </draw:path>
          <draw:path draw:style-name="gr2" draw:text-style-name="P2" draw:layer="layout" svg:width="0.18cm" svg:height="0.773cm" svg:x="15.186cm" svg:y="16.8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318cm" svg:height="0.56cm" svg:x="15.475cm" svg:y="16.907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4 0 51-30 181-102 181-42 0-75-34-75-92 0-49 29-195 133-223z">
            <text:p/>
          </draw:path>
          <draw:path draw:style-name="gr2" draw:text-style-name="P2" draw:layer="layout" svg:width="0.238cm" svg:height="0.471cm" svg:x="15.786cm" svg:y="17.213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267cm" svg:height="0.383cm" svg:x="16.114cm" svg:y="17.197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15cm" svg:height="0.182cm" svg:x="16.712cm" svg:y="17.173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\sum_{j,k} ^{j,k\in R} Y(i,j) Z(k,l)\delta_{jk} =§svg§600§FALSE§</svg:desc>
          <draw:polygon draw:style-name="gr1" draw:text-style-name="P1" draw:layer="layout" svg:width="8.018cm" svg:height="2.416cm" svg:x="10.025cm" svg:y="7.086cm" svg:viewBox="0 0 8019 2417" draw:points="4010,2417 0,2417 0,0 8019,0 8019,2417">
            <text:p/>
          </draw:polygon>
          <draw:path draw:style-name="gr2" draw:text-style-name="P2" draw:layer="layout" svg:width="0.238cm" svg:height="0.471cm" svg:x="10.025cm" svg:y="7.104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34cm" svg:y="7.399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504cm" svg:y="7.086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3cm" svg:height="0.355cm" svg:x="10.863cm" svg:y="7.149cm" svg:viewBox="0 0 301 356" svg:d="M280 190c9 0 21 0 21-12 0-14-12-14-21-14h-254c9-78 76-138 161-138h93c9 0 21 0 21-12 0-14-12-14-21-14h-95c-102 0-185 79-185 178 0 100 84 178 185 178h95c9 0 21 0 21-15 0-12-12-12-21-12h-93c-85 0-152-60-161-139z">
            <text:p/>
          </draw:path>
          <draw:path draw:style-name="gr2" draw:text-style-name="P2" draw:layer="layout" svg:width="0.421cm" svg:height="0.381cm" svg:x="11.259cm" svg:y="7.093cm" svg:viewBox="0 0 422 382" svg:d="M187 39c3-16 3-18 15-20h36c51 0 112 0 112 57 0 23-10 56-35 75-23 18-56 27-93 27h-71zM285 187c63-16 122-55 122-103 0-47-57-84-134-84h-167c-11 0-18 0-18 12 0 7 7 7 18 7 0 0 10 0 21 2 10 0 12 2 12 7 0 2 0 4-2 12l-74 289c-3 18-5 23-47 23-9 0-16 0-16 11 0 5 4 8 9 8 10 0 23-1 33-1 11 0 27 0 35 0 13 0 25 0 36 0 12 0 24 1 37 1 1 0 10 0 10-10 0-9-5-9-17-9-9 0-11 0-22-2-10-1-10-1-10-7 0-2 0-5 2-12l33-137h74c48 0 67 23 67 47 0 7-4 27-7 39-7 25-9 33-9 42 0 44 41 60 79 60 51 0 72-53 72-63 0-2 0-7-8-7-7 0-9 3-11 8-7 25-26 48-49 48-14 0-25-7-25-37 0-12 4-41 5-56 2-14 2-20 2-25 0-7 0-25-14-41-10-12-26-19-37-22z">
            <text:p/>
          </draw:path>
          <draw:path draw:style-name="gr2" draw:text-style-name="P2" draw:layer="layout" svg:width="1.03cm" svg:height="1.083cm" svg:x="10.342cm" svg:y="7.73cm" svg:viewBox="0 0 1031 1084" svg:d="M936 1084l95-248h-19c-30 81-113 134-202 157-16 3-92 24-241 24h-467l394-463c6-5 7-8 7-12 0-2 0-3-5-12l-361-493h424c104 0 175 11 182 12 42 7 109 20 170 58 20 13 73 48 99 111h19l-95-218h-915c-17 0-17 0-21 5 0 2 0 18 0 27l410 559-401 470c-9 11-9 14-9 14 0 9 7 9 21 9z">
            <text:p/>
          </draw:path>
          <draw:path draw:style-name="gr2" draw:text-style-name="P2" draw:layer="layout" svg:width="0.238cm" svg:height="0.471cm" svg:x="10.467cm" svg:y="9.036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069cm" svg:height="0.168cm" svg:x="10.782cm" svg:y="9.334cm" svg:viewBox="0 0 70 169" svg:d="M55 55c0 29-6 65-43 100-3 2-5 3-5 5 0 5 5 9 9 9 7 0 54-44 54-109 0-34-14-60-38-60-18 0-32 14-32 32 0 17 12 31 32 31 14 0 23-8 23-8z">
            <text:p/>
          </draw:path>
          <draw:path draw:style-name="gr2" draw:text-style-name="P2" draw:layer="layout" svg:width="0.267cm" svg:height="0.383cm" svg:x="10.946cm" svg:y="9.019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62cm" svg:height="0.529cm" svg:x="11.845cm" svg:y="7.936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 0 1-29 126-35 140-9 44-10 46-72 46-14 0-21 0-21 16 0 9 9 9 11 9 22 0 75-2 98-2 21 0 78 2 99 2 5 0 16 0 16-16 0-9-8-9-23-9-2 0-16 0-29 0-17-2-21-3-21-14 0-5 7-32 11-47l26-110c4-15 6-17 11-24z">
            <text:p/>
          </draw:path>
          <draw:path draw:style-name="gr2" draw:text-style-name="P2" draw:layer="layout" svg:width="0.18cm" svg:height="0.773cm" svg:x="12.516cm" svg:y="7.88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205cm" svg:height="0.52cm" svg:x="12.762cm" svg:y="7.954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2" draw:layer="layout" svg:width="0.091cm" svg:height="0.231cm" svg:x="13.073cm" svg:y="8.38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318cm" svg:height="0.67cm" svg:x="13.339cm" svg:y="7.954cm" svg:viewBox="0 0 319 671" svg:d="M319 28c0-16-11-28-30-28-18 0-41 18-41 40 0 16 11 29 28 29 21 0 43-20 43-41zM162 551c-14 60-51 104-95 104-5 0-16 0-30-7 23-6 35-27 35-42 0-13-9-27-30-27-19 0-42 16-42 44 0 32 32 48 69 48 54 0 126-41 146-117l72-285c3-16 3-26 3-28 0-44-33-72-72-72-79 0-123 113-123 120 0 8 7 8 9 8 7 0 9-1 14-15 19-48 56-95 98-95 11 0 25 3 25 35 0 19-2 26-5 40z">
            <text:p/>
          </draw:path>
          <draw:path draw:style-name="gr2" draw:text-style-name="P2" draw:layer="layout" svg:width="0.18cm" svg:height="0.773cm" svg:x="13.756cm" svg:y="7.88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515cm" svg:height="0.529cm" svg:x="14.057cm" svg:y="7.936cm" svg:viewBox="0 0 516 530" svg:d="M514 19c0-3 2-7 2-12 0-7-4-7-20-7h-327c-18 0-19 0-25 16l-42 139c-2 3-2 9-2 10 0 2 0 9 9 9 7 0 9-5 11-7 30-91 70-142 190-142h127l-433 484c0 1-4 12-4 14 0 7 5 7 19 7h338c18 0 20 0 23-16l57-171c0-3 3-9 3-12 0-4-3-9-11-9-7 0-8 4-14 19-33 106-70 162-202 162h-134z">
            <text:p/>
          </draw:path>
          <draw:path draw:style-name="gr2" draw:text-style-name="P2" draw:layer="layout" svg:width="0.18cm" svg:height="0.773cm" svg:x="14.673cm" svg:y="7.88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2" draw:layer="layout" svg:width="0.351cm" svg:height="0.546cm" svg:x="14.939cm" svg:y="7.929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2" draw:text-style-name="P2" draw:layer="layout" svg:width="0.091cm" svg:height="0.231cm" svg:x="15.392cm" svg:y="8.38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2" draw:layer="layout" svg:width="0.166cm" svg:height="0.546cm" svg:x="15.701cm" svg:y="7.929cm" svg:viewBox="0 0 167 547" svg:d="M167 9c0-2 0-9-10-9-18 0-74 7-95 7-6 2-14 2-14 18 0 8 7 8 19 8 37 0 37 6 37 13l-2 16-98 387c-2 9-4 14-4 26 0 44 35 72 70 72 27 0 46-15 60-44 14-30 23-74 23-75 0-9-7-9-9-9-8 0-8 3-12 14-12 51-28 97-58 97-25 0-25-25-25-35 0-20 2-23 6-37z">
            <text:p/>
          </draw:path>
          <draw:path draw:style-name="gr2" draw:text-style-name="P2" draw:layer="layout" svg:width="0.18cm" svg:height="0.773cm" svg:x="15.958cm" svg:y="7.88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2" draw:layer="layout" svg:width="0.318cm" svg:height="0.56cm" svg:x="16.247cm" svg:y="7.915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4 0 51-30 181-102 181-42 0-75-34-75-92 0-49 29-195 133-223z">
            <text:p/>
          </draw:path>
          <draw:path draw:style-name="gr2" draw:text-style-name="P2" draw:layer="layout" svg:width="0.238cm" svg:height="0.471cm" svg:x="16.558cm" svg:y="8.221cm" svg:viewBox="0 0 239 472" svg:d="M239 21c0-10-7-21-21-21-16 0-31 16-31 30 0 9 7 21 22 21s30-14 30-30zM123 387c-9 37-37 69-70 69-7 0-13-2-20-4 15-7 20-19 20-28 0-12-11-19-21-19-18 0-32 14-32 32 0 21 21 35 55 35 31 0 96-20 112-87l49-195c2-5 4-10 4-18 0-29-26-51-60-51-60 0-95 74-95 83 0 7 9 7 9 7 7 0 7-2 12-10 13-32 41-65 72-65 14 0 20 8 20 26 0 7-2 14-2 18z">
            <text:p/>
          </draw:path>
          <draw:path draw:style-name="gr2" draw:text-style-name="P2" draw:layer="layout" svg:width="0.267cm" svg:height="0.383cm" svg:x="16.886cm" svg:y="8.205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2" draw:layer="layout" svg:width="0.515cm" svg:height="0.182cm" svg:x="17.484cm" svg:y="8.181cm" svg:viewBox="0 0 516 183" svg:d="M489 32c13 0 27 0 27-16s-14-16-25-16h-465c-12 0-26 0-26 16s14 16 26 16zM491 183c11 0 25 0 25-16s-14-16-27-16h-463c-12 0-26 0-26 16s14 16 26 16z">
            <text:p/>
          </draw:path>
        </draw:g>
        <draw:g>
          <svg:title>TexMaths</svg:title>
          <svg:desc>22§display§R = \{ 0,1\}§svg§600§FALSE§</svg:desc>
          <draw:polygon draw:style-name="gr1" draw:text-style-name="P1" draw:layer="layout" svg:width="3.515cm" svg:height="0.773cm" svg:x="19.674cm" svg:y="5.689cm" svg:viewBox="0 0 3516 774" draw:points="1758,774 0,774 0,0 3516,0 3516,774">
            <text:p/>
          </draw:polygon>
          <draw:path draw:style-name="gr2" draw:text-style-name="P2" draw:layer="layout" svg:width="0.553cm" svg:height="0.546cm" svg:x="19.706cm" svg:y="5.74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2 0 75-1 98-1 21 0 76 1 99 1 5 0 14 0 14-15 0-9-6-9-21-9-29 0-50 0-50-14 0-4 0-7 2-13l51-205h92c70 0 84 44 84 70 0 12-5 37-10 55-6 21-13 49-13 65 0 84 93 84 104 84 65 0 93-79 93-90 0-8-8-8-10-8-7 0-7 5-9 10-19 58-53 70-70 70-27 0-32-17-32-47 0-25 5-63 7-88 2-11 3-26 3-37 0-60-51-83-72-91z">
            <text:p/>
          </draw:path>
          <draw:path draw:style-name="gr2" draw:text-style-name="P2" draw:layer="layout" svg:width="0.515cm" svg:height="0.182cm" svg:x="20.526cm" svg:y="5.985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2" draw:layer="layout" svg:width="0.275cm" svg:height="0.773cm" svg:x="21.353cm" svg:y="5.689cm" svg:viewBox="0 0 276 774" svg:d="M164 104c0-32 21-81 105-86 4-2 7-6 7-9 0-9-7-9-14-9-79 0-149 39-149 97v176c0 31 0 56-32 81-26 22-56 24-74 24-3 2-7 5-7 9 0 9 5 9 12 9 51 3 88 31 97 68 4 9 4 11 4 39v153c0 32 0 58 37 86 29 23 81 32 112 32 7 0 14 0 14-9 0-7-5-7-12-7-49-3-88-28-97-68-3-7-3-9-3-36v-163c0-35-6-49-30-74-18-16-41-23-62-30 64-18 92-53 92-99z">
            <text:p/>
          </draw:path>
          <draw:path draw:style-name="gr2" draw:text-style-name="P2" draw:layer="layout" svg:width="0.326cm" svg:height="0.532cm" svg:x="21.715cm" svg:y="5.7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22.138cm" svg:y="6.18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2.483cm" svg:y="5.754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275cm" svg:height="0.773cm" svg:x="22.857cm" svg:y="5.689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>
          <svg:title>TexMaths</svg:title>
          <svg:desc>22§display§R§svg§600§FALSE§</svg:desc>
          <draw:polygon draw:style-name="gr1" draw:text-style-name="P1" draw:layer="layout" svg:width="0.593cm" svg:height="0.529cm" svg:x="16.23cm" svg:y="5.725cm" svg:viewBox="0 0 594 530" draw:points="297,530 0,530 0,0 594,0 594,530">
            <text:p/>
          </draw:polygon>
          <draw:path draw:style-name="gr2" draw:text-style-name="P2" draw:layer="layout" svg:width="0.553cm" svg:height="0.547cm" svg:x="16.262cm" svg:y="5.725cm" svg:viewBox="0 0 554 548" svg:d="M258 53c6-18 7-27 23-28 7 0 32 0 46 0 56 0 142 0 142 75 0 27-12 81-44 111-19 20-59 44-130 44h-86zM371 266c77-18 170-70 170-150 0-67-70-116-172-116h-220c-15 0-22 0-22 16 0 9 7 9 21 9 1 0 15 0 29 1 15 0 22 2 22 13 0 2-2 5-4 14l-104 417c-7 30-8 36-70 36-14 0-21 0-21 16 0 8 9 8 11 8 22 0 75-1 98-1 21 0 76 1 98 1 6 0 14 0 14-15 0-9-5-9-21-9-28 0-49 0-49-14 0-4 0-7 2-13l51-206h91c71 0 85 44 85 71 0 12-6 37-11 54-5 21-12 50-12 65 0 85 93 85 103 85 65 0 94-79 94-90 0-9-9-9-11-9-7 0-7 6-9 11-19 58-52 70-70 70-26 0-32-17-32-47 0-25 6-64 7-88 2-11 4-27 4-37 0-60-51-83-72-92z">
            <text:p/>
          </draw:path>
        </draw:g>
        <draw:g>
          <svg:title>TexMaths</svg:title>
          <svg:desc>22§display§Y(i, 0)Z(0,l)\delta_{00}+Y(i, 0)Z(1,l)\delta_{01}+
Y(i, 1)Z(0,l)\delta_{10}+Y(i, 1)Z(1,l)\delta_{11}§svg§600§FALSE§</svg:desc>
          <draw:polygon draw:style-name="gr1" draw:text-style-name="P1" draw:layer="layout" svg:width="24.309cm" svg:height="0.773cm" svg:x="2.669cm" svg:y="10.071cm" svg:viewBox="0 0 24310 774" draw:points="12156,774 0,774 0,0 24310,0 24310,774">
            <text:p/>
          </draw:polygon>
          <draw:path draw:style-name="gr2" draw:text-style-name="P2" draw:layer="layout" svg:width="0.562cm" svg:height="0.528cm" svg:x="2.695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3.366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3.612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3.924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4.23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4.631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4.932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5.546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5.802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6.224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6.536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6.793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7.081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252cm" svg:height="0.37cm" svg:x="7.421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252cm" svg:height="0.37cm" svg:x="7.729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515cm" svg:height="0.516cm" svg:x="8.262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9.019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689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9.936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0.246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554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0.955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1.256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1.87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2.164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2.548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2.859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3.114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13.405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252cm" svg:height="0.37cm" svg:x="13.743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198cm" svg:height="0.36cm" svg:x="14.082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515cm" svg:height="0.516cm" svg:x="14.586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5.342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6.013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6.259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6.569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6.916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7.276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7.579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8.193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8.447cm" svg:y="10.13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8.871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9.182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9.438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19.726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198cm" svg:height="0.36cm" svg:x="20.098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252cm" svg:height="0.37cm" svg:x="20.374cm" svg:y="10.40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2" draw:layer="layout" svg:width="0.515cm" svg:height="0.516cm" svg:x="20.907cm" svg:y="10.19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21.666cm" svg:y="10.122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22.335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22.581cm" svg:y="10.1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22.892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23.237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23.6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23.901cm" svg:y="10.122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24.517cm" svg:y="10.0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24.809cm" svg:y="10.136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25.193cm" svg:y="10.56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25.504cm" svg:y="10.115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25.761cm" svg:y="10.0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318cm" svg:height="0.56cm" svg:x="26.05cm" svg:y="10.101cm" svg:viewBox="0 0 319 561" svg:d="M172 213c-96 23-172 123-172 218 0 74 49 130 123 130 90 0 155-123 155-229 0-70-32-110-58-144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2" draw:layer="layout" svg:width="0.198cm" svg:height="0.36cm" svg:x="26.419cm" svg:y="10.40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2" draw:layer="layout" svg:width="0.198cm" svg:height="0.36cm" svg:x="26.727cm" svg:y="10.407cm" svg:viewBox="0 0 199 361" svg:d="M123 16c0-16 0-16-16-16-35 33-84 35-107 35v20c12 0 49 0 79-16v278c0 17 0 24-54 24h-21v20c10 0 77-2 96-2 18 0 87 2 99 2v-20h-21c-55 0-55-7-55-24z">
            <text:p/>
          </draw:path>
        </draw:g>
        <draw:frame draw:style-name="gr3" draw:text-style-name="P3" draw:layer="layout" svg:width="23.419cm" svg:height="0.962cm" svg:x="2.057cm" svg:y="5.537cm">
          <draw:text-box>
            <text:p>The <text:s text:c="5"/><text:s text:c="2"/>sums over all indices, <text:s text:c="2"/>, <text:s/><text:span text:style-name="T1"><text:s/>, </text:span><text:s/>in the range <text:s text:c="2"/><text:s text:c="2"/>. E.g., <text:s/>if </text:p>
          </draw:text-box>
        </draw:frame>
        <draw:g>
          <svg:title>TexMaths</svg:title>
          <svg:desc>22§display§\Sigma§svg§600§FALSE§</svg:desc>
          <draw:polygon draw:style-name="gr1" draw:text-style-name="P1" draw:layer="layout" svg:width="1.116cm" svg:height="0.913cm" svg:x="3.454cm" svg:y="5.361cm" svg:viewBox="0 0 1117 914" draw:points="559,914 0,914 0,0 1117,0 1117,914">
            <text:p/>
          </draw:polygon>
          <draw:path draw:style-name="gr2" draw:text-style-name="P2" draw:layer="layout" svg:width="0.944cm" svg:height="0.913cm" svg:x="3.542cm" svg:y="5.361cm" svg:viewBox="0 0 945 914" svg:d="M488 477c14-12 14-18 14-22 0-6-3-12-10-18l-316-394h358c260 0 337 48 372 258h39l-46-301h-860c-35 0-39 0-39 30l386 486-368 362c-18 15-18 18-18 21 0 15 18 15 39 15h860l46-316h-39c-28 225-133 261-379 261h-425z">
            <text:p/>
          </draw:path>
        </draw:g>
        <draw:g>
          <svg:title>TexMaths</svg:title>
          <svg:desc>22§display§j§svg§600§FALSE§</svg:desc>
          <draw:polygon draw:style-name="gr1" draw:text-style-name="P1" draw:layer="layout" svg:width="0.362cm" svg:height="0.661cm" svg:x="10.965cm" svg:y="5.731cm" svg:viewBox="0 0 363 662" draw:points="183,662 0,662 0,0 363,0 363,662">
            <text:p/>
          </draw:polygon>
          <draw:path draw:style-name="gr2" draw:text-style-name="P2" draw:layer="layout" svg:width="0.317cm" svg:height="0.67cm" svg:x="10.954cm" svg:y="5.729cm" svg:viewBox="0 0 318 671" svg:d="M318 28c0-16-11-28-30-28-18 0-40 18-40 41 0 15 10 28 28 28 21 0 42-20 42-41zM162 551c-15 60-51 104-95 104-6 0-16 0-30-7 23-5 35-26 35-42 0-12-9-27-30-27-19 0-42 16-42 44 0 32 32 48 68 48 55 0 127-41 146-116l72-286c4-15 4-26 4-28 0-44-34-72-72-72-79 0-123 113-123 120 0 9 7 9 9 9 7 0 8-2 14-16 19-48 56-95 98-95 11 0 25 3 25 35 0 19-2 26-6 40z">
            <text:p/>
          </draw:path>
        </draw:g>
        <draw:g>
          <svg:title>TexMaths</svg:title>
          <svg:desc>22§display§k§svg§600§FALSE§</svg:desc>
          <draw:polygon draw:style-name="gr1" draw:text-style-name="P1" draw:layer="layout" svg:width="0.428cm" svg:height="0.538cm" svg:x="11.633cm" svg:y="5.765cm" svg:viewBox="0 0 429 539" draw:points="215,539 0,539 0,0 429,0 429,539">
            <text:p/>
          </draw:polygon>
          <draw:path draw:style-name="gr2" draw:text-style-name="P2" draw:layer="layout" svg:width="0.351cm" svg:height="0.547cm" svg:x="11.675cm" svg:y="5.765cm" svg:viewBox="0 0 352 548" svg:d="M179 9c0-2 0-9-8-9-18 0-76 7-95 7-7 2-16 2-16 16 0 10 7 10 19 10 37 0 39 6 39 13l-2 16-112 447c-4 11-4 13-4 16 0 19 16 23 23 23 10 0 21-7 26-18 4-5 39-149 44-169 27 2 90 14 90 65 0 6 0 9-4 18 0 9-1 18-1 26 0 46 29 78 70 78 25 0 44-12 61-42 20-34 29-76 29-78 0-9-7-9-9-9-9 0-9 4-11 14-16 59-33 97-68 97-14 0-25-8-25-37 0-12 4-30 7-42 2-14 2-18 2-25 0-51-48-72-114-81 24-14 49-38 66-58 37-40 72-74 111-74 5 0 5 0 7 0 9 2 11 2 16 7 2 0 2 2 4 2-37 4-44 33-44 42 0 13 8 29 29 29 20 0 43-18 43-48 0-23-18-49-53-49-21 0-58 7-113 68-26 30-58 60-86 73z">
            <text:p/>
          </draw:path>
        </draw:g>
        <draw:g>
          <svg:title>TexMaths</svg:title>
          <svg:desc>22§display§Y(i,0) Z(0,l)+ Y(i,1) Z(1,l)§svg§600§FALSE§</svg:desc>
          <draw:polygon draw:style-name="gr1" draw:text-style-name="P1" draw:layer="layout" svg:width="9.705cm" svg:height="0.773cm" svg:x="8.559cm" svg:y="19.114cm" svg:viewBox="0 0 9706 774" draw:points="4852,774 0,774 0,0 9706,0 9706,774">
            <text:p/>
          </draw:polygon>
          <draw:path draw:style-name="gr2" draw:text-style-name="P2" draw:layer="layout" svg:width="0.562cm" svg:height="0.528cm" svg:x="8.585cm" svg:y="19.16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9.256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9.502cm" svg:y="19.18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9.81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326cm" svg:height="0.532cm" svg:x="10.12cm" svg:y="19.1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18cm" svg:height="0.773cm" svg:x="10.521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0.822cm" svg:y="19.16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1.436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326cm" svg:height="0.532cm" svg:x="11.692cm" svg:y="19.1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2" draw:layer="layout" svg:width="0.091cm" svg:height="0.231cm" svg:x="12.11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2.426cm" svg:y="19.15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2.683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16cm" svg:x="13.154cm" svg:y="19.24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2" draw:layer="layout" svg:width="0.562cm" svg:height="0.528cm" svg:x="13.911cm" svg:y="19.165cm" svg:viewBox="0 0 563 529" svg:d="M436 88l11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2 0 2-29 127-35 141-9 44-10 46-72 46-14 0-21 0-21 16 0 8 9 8 11 8 22 0 75-1 98-1 21 0 78 1 99 1 5 0 16 0 16-15 0-9-8-9-23-9-2 0-16 0-29 0-17-2-21-4-21-14 0-5 7-32 11-48l26-109c4-16 6-17 11-24z">
            <text:p/>
          </draw:path>
          <draw:path draw:style-name="gr2" draw:text-style-name="P2" draw:layer="layout" svg:width="0.18cm" svg:height="0.773cm" svg:x="14.58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05cm" svg:height="0.52cm" svg:x="14.828cm" svg:y="19.183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2" draw:text-style-name="P2" draw:layer="layout" svg:width="0.091cm" svg:height="0.231cm" svg:x="15.138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256cm" svg:height="0.516cm" svg:x="15.484cm" svg:y="19.17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18cm" svg:height="0.773cm" svg:x="15.845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2" draw:layer="layout" svg:width="0.515cm" svg:height="0.528cm" svg:x="16.146cm" svg:y="19.165cm" svg:viewBox="0 0 516 529" svg:d="M514 19c0-3 2-7 2-12 0-7-4-7-20-7h-327c-18 0-19 0-25 16l-42 139c-2 3-2 9-2 10 0 2 0 9 9 9 7 0 9-5 11-7 30-91 70-142 190-142h126l-432 483c0 2-4 13-4 14 0 7 5 7 19 7h338c18 0 20 0 23-15l56-171c0-3 4-9 4-12 0-4-4-9-11-9s-8 3-14 19c-33 106-70 162-202 162h-134z">
            <text:p/>
          </draw:path>
          <draw:path draw:style-name="gr2" draw:text-style-name="P2" draw:layer="layout" svg:width="0.18cm" svg:height="0.773cm" svg:x="16.762cm" svg:y="19.1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2" draw:layer="layout" svg:width="0.256cm" svg:height="0.516cm" svg:x="17.054cm" svg:y="19.17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2" draw:layer="layout" svg:width="0.091cm" svg:height="0.231cm" svg:x="17.44cm" svg:y="19.61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2" draw:layer="layout" svg:width="0.166cm" svg:height="0.546cm" svg:x="17.749cm" svg:y="19.158cm" svg:viewBox="0 0 167 547" svg:d="M167 9c0-2 0-9-10-9-18 0-74 7-95 7-6 2-14 2-14 18 0 8 7 8 19 8 37 0 37 6 37 13l-2 16-98 387c-2 8-4 14-4 26 0 44 35 72 70 72 27 0 46-16 60-44 14-30 23-74 23-76 0-8-7-8-9-8-8 0-8 3-12 14-12 51-28 96-58 96-25 0-25-24-25-35 0-19 2-23 6-37z">
            <text:p/>
          </draw:path>
          <draw:path draw:style-name="gr2" draw:text-style-name="P2" draw:layer="layout" svg:width="0.18cm" svg:height="0.773cm" svg:x="18.006cm" svg:y="19.1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svg:title>TexMaths</svg:title>
          <svg:desc>28§display§W( i,j,l) = X(i) + \sum_{j}^{j \in R} Y(i,j)Z(k,l) \delta_{jk} §svg§600§FALSE§</svg:desc>
          <draw:polygon draw:style-name="gr1" draw:text-style-name="P1" draw:layer="layout" svg:width="16.768cm" svg:height="3.042cm" svg:x="5.74cm" svg:y="5.718cm" svg:viewBox="0 0 16769 3043" draw:points="8385,3043 0,3043 0,0 16769,0 16769,3043">
            <text:p/>
          </draw:polygon>
          <draw:path draw:style-name="gr2" draw:text-style-name="P2" draw:layer="layout" svg:width="0.978cm" svg:height="0.695cm" svg:x="5.794cm" svg:y="6.793cm" svg:viewBox="0 0 979 696" svg:d="M851 114c25-42 47-78 110-83 9-2 18-2 18-20 0-4-5-11-11-11-25 0-52 2-76 2-34 0-70-2-104-2-4 0-17 0-17 18 0 11 9 13 15 13 23 0 56 9 56 38 0 12-4 18-11 32l-267 466-35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6.903cm" svg:y="6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7.218cm" svg:y="6.81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7.613cm" svg:y="7.35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7.953cm" svg:y="6.81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8.457cm" svg:y="7.35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8.854cm" svg:y="6.782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9.178cm" svg:y="6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9.835cm" svg:y="7.104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10.845cm" svg:y="6.79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0 36z">
            <text:p/>
          </draw:path>
          <draw:path draw:style-name="gr2" draw:text-style-name="P2" draw:layer="layout" svg:width="0.23cm" svg:height="0.984cm" svg:x="11.808cm" svg:y="6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2.122cm" svg:y="6.81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2.487cm" svg:y="6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3.087cm" svg:y="6.89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4.017cm" svg:y="5.731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4.456cm" svg:y="5.79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4.962cm" svg:y="5.718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4.107cm" svg:y="6.531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4.581cm" svg:y="8.17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716cm" svg:height="0.673cm" svg:x="15.708cm" svg:y="6.793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562cm" svg:y="6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6.875cm" svg:y="6.81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27cm" svg:y="7.35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61cm" svg:y="6.81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141cm" svg:y="6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524cm" svg:y="6.793cm" svg:viewBox="0 0 656 674" svg:d="M654 25c0-5 2-9 2-16 0-9-4-9-24-9h-417c-22 0-25 0-31 20l-54 177c-2 5-2 11-2 13 0 3 0 12 11 12 9 0 11-7 13-9 38-117 90-182 242-182h162l-552 616c0 2-4 16-4 18 0 9 7 9 25 9h430c22 0 24 0 29-20l72-217c0-5 4-12 4-16 0-5-4-11-13-11s-12 4-18 24c-43 135-90 206-258 206h-170z">
            <text:p/>
          </draw:path>
          <draw:path draw:style-name="gr2" draw:text-style-name="P2" draw:layer="layout" svg:width="0.23cm" svg:height="0.984cm" svg:x="19.306cm" svg:y="6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646cm" svg:y="6.782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22cm" svg:y="7.35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616cm" svg:y="6.782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0.941cm" svg:y="6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404cm" svg:height="0.713cm" svg:x="21.308cm" svg:y="6.766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21.705cm" svg:y="7.156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22.124cm" svg:y="7.135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6" draw:text-style-name="P3" draw:layer="layout" svg:width="2.032cm" svg:height="0.962cm" svg:x="6.733cm" svg:y="9.274cm">
          <draw:text-box>
            <text:p>Term</text:p>
          </draw:text-box>
        </draw:frame>
        <draw:line draw:style-name="gr7" draw:text-style-name="P5" draw:layer="layout" svg:x1="8.003cm" svg:y1="5.21cm" svg:x2="7.495cm" svg:y2="6.48cm">
          <text:p/>
        </draw:line>
        <draw:line draw:style-name="gr7" draw:text-style-name="P5" draw:layer="layout" svg:x1="5.971cm" svg:y1="9.028cm" svg:x2="5.971cm" svg:y2="8.012cm">
          <text:p/>
        </draw:line>
        <draw:line draw:style-name="gr7" draw:text-style-name="P5" draw:layer="layout" svg:x1="9.671cm" svg:y1="9.029cm" svg:x2="9.671cm" svg:y2="8.013cm">
          <text:p/>
        </draw:line>
        <draw:line draw:style-name="gr8" draw:text-style-name="P5" draw:layer="layout" svg:x1="5.971cm" svg:y1="9.028cm" svg:x2="9.671cm" svg:y2="9.029cm">
          <text:p/>
        </draw:line>
        <draw:frame draw:style-name="gr6" draw:text-style-name="P3" draw:layer="layout" svg:width="2.032cm" svg:height="0.962cm" svg:x="6.733cm" svg:y="9.274cm">
          <draw:text-box>
            <text:p>Term</text:p>
          </draw:text-box>
        </draw:frame>
        <draw:line draw:style-name="gr7" draw:text-style-name="P5" draw:layer="layout" svg:x1="5.971cm" svg:y1="9.028cm" svg:x2="5.971cm" svg:y2="8.012cm">
          <text:p/>
        </draw:line>
        <draw:line draw:style-name="gr7" draw:text-style-name="P5" draw:layer="layout" svg:x1="9.671cm" svg:y1="9.029cm" svg:x2="9.671cm" svg:y2="8.013cm">
          <text:p/>
        </draw:line>
        <draw:line draw:style-name="gr8" draw:text-style-name="P5" draw:layer="layout" svg:x1="5.971cm" svg:y1="9.028cm" svg:x2="9.671cm" svg:y2="9.029cm">
          <text:p/>
        </draw:line>
        <draw:frame draw:style-name="gr6" draw:text-style-name="P3" draw:layer="layout" svg:width="2.032cm" svg:height="0.962cm" svg:x="10.797cm" svg:y="9.266cm">
          <draw:text-box>
            <text:p>Term</text:p>
          </draw:text-box>
        </draw:frame>
        <draw:line draw:style-name="gr7" draw:text-style-name="P5" draw:layer="layout" svg:x1="11.161cm" svg:y1="9.02cm" svg:x2="11.161cm" svg:y2="8.004cm">
          <text:p/>
        </draw:line>
        <draw:line draw:style-name="gr7" draw:text-style-name="P5" draw:layer="layout" svg:x1="12.829cm" svg:y1="9.021cm" svg:x2="12.829cm" svg:y2="8.005cm">
          <text:p/>
        </draw:line>
        <draw:line draw:style-name="gr8" draw:text-style-name="P5" draw:layer="layout" svg:x1="11.161cm" svg:y1="9.02cm" svg:x2="12.829cm" svg:y2="9.02cm">
          <text:p/>
        </draw:line>
        <draw:frame draw:style-name="gr6" draw:text-style-name="P3" draw:layer="layout" svg:width="2.032cm" svg:height="0.962cm" svg:x="17.195cm" svg:y="9.985cm">
          <draw:text-box>
            <text:p>Term</text:p>
          </draw:text-box>
        </draw:frame>
        <draw:line draw:style-name="gr7" draw:text-style-name="P5" draw:layer="layout" svg:x1="14.463cm" svg:y1="9.844cm" svg:x2="14.463cm" svg:y2="8.828cm">
          <text:p/>
        </draw:line>
        <draw:line draw:style-name="gr7" draw:text-style-name="P5" draw:layer="layout" svg:x1="22.735cm" svg:y1="9.845cm" svg:x2="22.735cm" svg:y2="8.829cm">
          <text:p/>
        </draw:line>
        <draw:line draw:style-name="gr8" draw:text-style-name="P5" draw:layer="layout" svg:x1="14.463cm" svg:y1="9.844cm" svg:x2="22.735cm" svg:y2="9.845cm">
          <text:p/>
        </draw:line>
        <draw:line draw:style-name="gr7" draw:text-style-name="P5" draw:layer="layout" svg:x1="14.463cm" svg:y1="9.844cm" svg:x2="14.463cm" svg:y2="8.828cm">
          <text:p/>
        </draw:line>
        <draw:line draw:style-name="gr7" draw:text-style-name="P5" draw:layer="layout" svg:x1="22.735cm" svg:y1="9.845cm" svg:x2="22.735cm" svg:y2="8.829cm">
          <text:p/>
        </draw:line>
        <draw:line draw:style-name="gr8" draw:text-style-name="P5" draw:layer="layout" svg:x1="14.463cm" svg:y1="9.844cm" svg:x2="22.735cm" svg:y2="9.845cm">
          <text:p/>
        </draw:line>
        <draw:line draw:style-name="gr7" draw:text-style-name="P5" draw:layer="layout" svg:x1="8.257cm" svg:y1="5.21cm" svg:x2="8.257cm" svg:y2="6.48cm">
          <text:p/>
        </draw:line>
        <draw:line draw:style-name="gr7" draw:text-style-name="P5" draw:layer="layout" svg:x1="8.496cm" svg:y1="5.21cm" svg:x2="9.004cm" svg:y2="6.48cm">
          <text:p/>
        </draw:line>
        <draw:frame draw:style-name="gr3" draw:text-style-name="P3" draw:layer="layout" svg:width="2.54cm" svg:height="0.962cm" svg:x="7.241cm" svg:y="4.248cm">
          <draw:text-box>
            <text:p>Indice</text:p>
          </draw:text-box>
        </draw:frame>
        <draw:line draw:style-name="gr7" draw:text-style-name="P5" draw:layer="layout" svg:x1="15.369cm" svg:y1="4.194cm" svg:x2="15.369cm" svg:y2="5.464cm">
          <text:p/>
        </draw:line>
        <draw:frame draw:style-name="gr3" draw:text-style-name="P3" draw:layer="layout" svg:width="2.54cm" svg:height="0.962cm" svg:x="14.099cm" svg:y="3.178cm">
          <draw:text-box>
            <text:p>Range</text:p>
          </draw:text-box>
        </draw:frame>
        <draw:line draw:style-name="gr7" draw:text-style-name="P5" draw:layer="layout" svg:x1="17.147cm" svg:y1="5.21cm" svg:x2="15.623cm" svg:y2="6.48cm">
          <text:p/>
        </draw:line>
        <draw:frame draw:style-name="gr9" draw:text-style-name="P3" draw:layer="layout" svg:width="4.064cm" svg:height="1.016cm" svg:x="17.147cm" svg:y="4.448cm">
          <draw:text-box>
            <text:p>Summation</text:p>
          </draw:text-box>
        </draw:frame>
        <draw:frame draw:style-name="gr3" draw:text-style-name="P3" draw:layer="layout" svg:width="21.336cm" svg:height="0.962cm" svg:x="4.394cm" svg:y="1.879cm">
          <draw:text-box>
            <text:p>This is how I’m splitting it up into classes :</text:p>
          </draw:text-box>
        </draw:frame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3.931cm" svg:y="15.106cm" svg:viewBox="0 0 19818 3220" draw:points="9908,3220 0,3220 0,0 19818,0 19818,3220">
            <text:p/>
          </draw:polygon>
          <draw:path draw:style-name="gr2" draw:text-style-name="P2" draw:layer="layout" svg:width="0.682cm" svg:height="0.886cm" svg:x="3.98cm" svg:y="16.313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4.807cm" svg:y="16.26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078cm" svg:y="16.35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609cm" svg:y="16.26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265cm" svg:y="16.647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314cm" svg:y="16.335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124cm" svg:y="16.26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398cm" svg:y="16.35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8.929cm" svg:y="16.26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529cm" svg:y="16.4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49cm" svg:y="15.426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234cm" svg:y="15.652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422cm" svg:y="15.42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1.95cm" svg:y="15.33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455cm" svg:y="15.261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048cm" svg:y="15.216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402cm" svg:y="16.073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379cm" svg:y="17.833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123cm" svg:y="18.0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311cm" svg:y="17.833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3.852cm" svg:y="15.274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175cm" svg:y="15.652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332cm" svg:y="15.27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4.773cm" svg:y="15.334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277cm" svg:y="15.261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5.868cm" svg:y="15.106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323cm" svg:y="16.073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538cm" svg:y="17.73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86cm" svg:y="18.111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069cm" svg:y="17.712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354cm" svg:y="16.335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19cm" svg:y="16.26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504cm" svg:y="16.573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424cm" svg:y="16.90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8.805cm" svg:y="16.573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423cm" svg:y="16.26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19.804cm" svg:y="16.335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0.913cm" svg:y="16.26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229cm" svg:y="16.35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1.623cm" svg:y="16.90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1.964cm" svg:y="16.35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468cm" svg:y="16.90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2.873cm" svg:y="16.32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42cm" svg:y="16.26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6" draw:text-style-name="P3" draw:layer="layout" svg:width="2.968cm" svg:height="0.962cm" svg:x="15.698cm" svg:y="19.924cm">
          <draw:text-box>
            <text:p>Term</text:p>
          </draw:text-box>
        </draw:frame>
        <draw:line draw:style-name="gr7" draw:text-style-name="P5" draw:layer="layout" svg:x1="11.407cm" svg:y1="19.678cm" svg:x2="11.407cm" svg:y2="18.662cm">
          <text:p/>
        </draw:line>
        <draw:line draw:style-name="gr7" draw:text-style-name="P5" draw:layer="layout" svg:x1="23.489cm" svg:y1="19.679cm" svg:x2="23.489cm" svg:y2="18.663cm">
          <text:p/>
        </draw:line>
        <draw:line draw:style-name="gr8" draw:text-style-name="P5" draw:layer="layout" svg:x1="11.407cm" svg:y1="19.678cm" svg:x2="23.489cm" svg:y2="19.679cm">
          <text:p/>
        </draw:line>
        <draw:line draw:style-name="gr7" draw:text-style-name="P5" draw:layer="layout" svg:x1="11.407cm" svg:y1="19.678cm" svg:x2="11.407cm" svg:y2="18.662cm">
          <text:p/>
        </draw:line>
        <draw:line draw:style-name="gr7" draw:text-style-name="P5" draw:layer="layout" svg:x1="23.489cm" svg:y1="19.679cm" svg:x2="23.489cm" svg:y2="18.663cm">
          <text:p/>
        </draw:line>
        <draw:line draw:style-name="gr8" draw:text-style-name="P5" draw:layer="layout" svg:x1="11.407cm" svg:y1="19.678cm" svg:x2="23.489cm" svg:y2="19.679cm">
          <text:p/>
        </draw:line>
        <draw:frame draw:style-name="gr9" draw:text-style-name="P3" draw:layer="layout" svg:width="4.064cm" svg:height="1.016cm" svg:x="11.582cm" svg:y="13.131cm">
          <draw:text-box>
            <text:p>Summation</text:p>
          </draw:text-box>
        </draw:frame>
        <draw:line draw:style-name="gr7" draw:text-style-name="P5" draw:layer="layout" svg:x1="11.661cm" svg:y1="14.09cm" svg:x2="11.661cm" svg:y2="15.106cm">
          <text:p/>
        </draw:line>
        <draw:line draw:style-name="gr7" draw:text-style-name="P5" draw:layer="layout" svg:x1="15.361cm" svg:y1="14.089cm" svg:x2="15.361cm" svg:y2="15.105cm">
          <text:p/>
        </draw:line>
        <draw:line draw:style-name="gr8" draw:text-style-name="P5" draw:layer="layout" svg:x1="11.661cm" svg:y1="14.09cm" svg:x2="15.361cm" svg:y2="14.089cm">
          <text:p/>
        </draw:line>
        <draw:line draw:style-name="gr7" draw:text-style-name="P5" draw:layer="layout" svg:x1="11.661cm" svg:y1="14.09cm" svg:x2="11.661cm" svg:y2="15.106cm">
          <text:p/>
        </draw:line>
        <draw:line draw:style-name="gr7" draw:text-style-name="P5" draw:layer="layout" svg:x1="15.361cm" svg:y1="14.089cm" svg:x2="15.361cm" svg:y2="15.105cm">
          <text:p/>
        </draw:line>
        <draw:line draw:style-name="gr8" draw:text-style-name="P5" draw:layer="layout" svg:x1="11.661cm" svg:y1="14.09cm" svg:x2="15.361cm" svg:y2="14.089cm">
          <text:p/>
        </draw:line>
        <draw:frame draw:style-name="gr3" draw:text-style-name="P3" draw:layer="layout" svg:width="21.336cm" svg:height="1.673cm" svg:x="3.403cm" svg:y="11.15cm">
          <draw:text-box>
            <text:p>It’s important that terms can be defined recursively. For example, in the below W(i,j,k) is being used to define Q(j) :</text:p>
          </draw:text-box>
        </draw:frame>
        <draw:frame draw:style-name="gr6" draw:text-style-name="P3" draw:layer="layout" svg:width="2.968cm" svg:height="0.962cm" svg:x="16.666cm" svg:y="13.76cm">
          <draw:text-box>
            <text:p>Term</text:p>
          </draw:text-box>
        </draw:frame>
        <draw:frame draw:style-name="gr6" draw:text-style-name="P3" draw:layer="layout" svg:width="2.968cm" svg:height="0.962cm" svg:x="20.777cm" svg:y="13.662cm">
          <draw:text-box>
            <text:p>Term</text:p>
          </draw:text-box>
        </draw:frame>
        <draw:line draw:style-name="gr7" draw:text-style-name="P5" draw:layer="layout" svg:x1="17.78cm" svg:y1="14.624cm" svg:x2="17.78cm" svg:y2="15.894cm">
          <text:p/>
        </draw:line>
        <draw:line draw:style-name="gr7" draw:text-style-name="P5" draw:layer="layout" svg:x1="21.767cm" svg:y1="14.548cm" svg:x2="21.767cm" svg:y2="15.818cm">
          <text:p/>
        </draw:line>
        <draw:frame draw:style-name="gr6" draw:text-style-name="P3" draw:layer="layout" svg:width="2.968cm" svg:height="0.962cm" svg:x="6.963cm" svg:y="13.988cm">
          <draw:text-box>
            <text:p>Term</text:p>
          </draw:text-box>
        </draw:frame>
        <draw:line draw:style-name="gr7" draw:text-style-name="P5" draw:layer="layout" svg:x1="8.077cm" svg:y1="14.852cm" svg:x2="8.077cm" svg:y2="16.122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custom-shape draw:style-name="gr10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6.256cm" svg:y="8.944cm">
          <draw:text-box>
            <text:p>Term</text:p>
          </draw:text-box>
        </draw:fram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frame draw:style-name="gr3" draw:text-style-name="P3" draw:layer="layout" svg:width="2.54cm" svg:height="0.962cm" svg:x="11.988cm" svg:y="1.955cm">
          <draw:text-box>
            <text:p>Range</text:p>
          </draw:text-box>
        </draw:frame>
        <draw:frame draw:style-name="gr9" draw:text-style-name="P3" draw:layer="layout" svg:width="4.064cm" svg:height="1.016cm" svg:x="16.662cm" svg:y="2.032cm">
          <draw:text-box>
            <text:p>Summation</text:p>
          </draw:text-box>
        </draw:frame>
        <draw:line draw:style-name="gr13" draw:text-style-name="P5" draw:layer="layout" svg:x1="17.627cm" svg:y1="2.895cm" svg:x2="16.103cm" svg:y2="4.165cm">
          <text:p/>
        </draw:line>
        <draw:custom-shape draw:style-name="gr14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0.938cm" svg:y="5.30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52cm" svg:y="2.848cm">
          <draw:text-box>
            <text:p>Indice</text:p>
          </draw:text-box>
        </draw:frame>
        <draw:custom-shape draw:style-name="gr16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7.272cm" svg:y1="8.944cm" svg:x2="17.272cm" svg:y2="7.928cm">
          <text:p/>
        </draw:line>
        <draw:custom-shape draw:style-name="gr17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7.023cm" svg:y="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7.823cm" svg:y="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9.823cm" svg:y="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20.723cm" svg:y="5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68cm" svg:y1="3.81cm" svg:x2="11.176cm" svg:y2="5.08cm">
          <text:p/>
        </draw:line>
        <draw:custom-shape draw:style-name="gr18" draw:text-style-name="P5" draw:layer="layout" svg:width="3.073cm" svg:height="3.429cm" svg:x="12.852cm" svg:y="4.03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138cm" svg:y1="8.204cm" svg:x2="15.748cm" svg:y2="6.553cm">
          <text:p/>
        </draw:line>
        <draw:line draw:style-name="gr12" draw:text-style-name="P5" draw:layer="layout" svg:x1="20.294cm" svg:y1="8.153cm" svg:x2="19.38cm" svg:y2="6.527cm">
          <text:p/>
        </draw:line>
        <draw:custom-shape draw:style-name="gr19" draw:text-style-name="P5" draw:layer="layout" svg:width="2.692cm" svg:height="1.244cm" svg:x="15.981cm" svg:y="5.1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692cm" svg:height="1.244cm" svg:x="18.7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4.224cm" svg:y="8.182cm">
          <draw:text-box>
            <text:p>Term</text:p>
          </draw:text-box>
        </draw:frame>
        <draw:frame draw:style-name="gr6" draw:text-style-name="P3" draw:layer="layout" svg:width="2.032cm" svg:height="0.962cm" svg:x="19.467cm" svg:y="8.218cm">
          <draw:text-box>
            <text:p>Term</text:p>
          </draw:text-box>
        </draw:frame>
        <draw:line draw:style-name="gr20" draw:text-style-name="P5" draw:layer="layout" svg:x1="13.436cm" svg:y1="2.917cm" svg:x2="13.868cm" svg:y2="4.216cm">
          <text:p/>
        </draw:line>
        <draw:line draw:style-name="gr21" draw:text-style-name="P5" draw:layer="layout" svg:x1="15.621cm" svg:y1="1.905cm" svg:x2="15.139cm" svg:y2="5.029cm">
          <text:p/>
        </draw:line>
        <draw:frame draw:style-name="gr9" draw:text-style-name="P3" draw:layer="layout" svg:width="4.064cm" svg:height="1.016cm" svg:x="14.173cm" svg:y="0.889cm">
          <draw:text-box>
            <text:p>Contraction</text:p>
          </draw:text-box>
        </draw:frame>
        <draw:custom-shape draw:style-name="gr22" draw:text-style-name="P5" draw:layer="layout" svg:width="0.48cm" svg:height="0.762cm" svg:x="13.439cm" svg:y="6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903cm" svg:y="4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661cm" svg:height="0.762cm" svg:x="13.817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14.627cm" svg:y="5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15.417cm 6.43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15.849cm 6.436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1.336cm" svg:height="3.806cm" svg:x="3.429cm" svg:y="12.166cm">
          <draw:text-box>
            <text:p>This is hopefully a bit clearer…. If “Box A” <text:s/>is inside “Box A”, then the definition of the class corresponding to “Box A” contains a field which is of the class corresponding to “Box B”.</text:p>
            <text:p/>
            <text:p>The following slides break it down into smaller chunks for clarity.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custom-shape draw:style-name="gr10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7.246cm" svg:y="8.966cm">
          <draw:text-box>
            <text:p>Term</text:p>
          </draw:text-box>
        </draw:frame>
        <draw:custom-shape draw:style-name="gr16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8.072cm" svg:y1="8.944cm" svg:x2="18.072cm" svg:y2="7.928cm">
          <text:p/>
        </draw:line>
        <draw:custom-shape draw:style-name="gr17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938cm" svg:y1="8.204cm" svg:x2="16.548cm" svg:y2="6.553cm">
          <text:p/>
        </draw:line>
        <draw:line draw:style-name="gr12" draw:text-style-name="P5" draw:layer="layout" svg:x1="21.094cm" svg:y1="8.153cm" svg:x2="20.18cm" svg:y2="6.527cm">
          <text:p/>
        </draw:line>
        <draw:custom-shape draw:style-name="gr19" draw:text-style-name="P5" draw:layer="layout" svg:width="2.692cm" svg:height="1.244cm" svg:x="15.881cm" svg:y="5.1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692cm" svg:height="1.244cm" svg:x="18.6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5.024cm" svg:y="8.182cm">
          <draw:text-box>
            <text:p>Term</text:p>
          </draw:text-box>
        </draw:frame>
        <draw:frame draw:style-name="gr6" draw:text-style-name="P3" draw:layer="layout" svg:width="2.032cm" svg:height="0.962cm" svg:x="20.267cm" svg:y="8.218cm">
          <draw:text-box>
            <text:p>Term</text:p>
          </draw:text-box>
        </draw:frame>
        <draw:line draw:style-name="gr11" draw:text-style-name="P5" draw:layer="layout" svg:x1="6.91cm" svg:y1="3.814cm" svg:x2="6.402cm" svg:y2="5.084cm">
          <text:p/>
        </draw:line>
        <draw:line draw:style-name="gr11" draw:text-style-name="P5" draw:layer="layout" svg:x1="7.164cm" svg:y1="3.814cm" svg:x2="7.164cm" svg:y2="5.084cm">
          <text:p/>
        </draw:line>
        <draw:line draw:style-name="gr11" draw:text-style-name="P5" draw:layer="layout" svg:x1="7.403cm" svg:y1="3.814cm" svg:x2="7.911cm" svg:y2="5.084cm">
          <text:p/>
        </draw:line>
        <draw:frame draw:style-name="gr3" draw:text-style-name="P3" draw:layer="layout" svg:width="2.54cm" svg:height="0.962cm" svg:x="6.148cm" svg:y="2.852cm">
          <draw:text-box>
            <text:p>Indice</text:p>
          </draw:text-box>
        </draw:frame>
        <draw:custom-shape draw:style-name="gr14" draw:text-style-name="P5" draw:layer="layout" svg:width="0.48cm" svg:height="1.036cm" svg:x="6.04cm" svg:y="5.2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8cm" svg:height="1.153cm" svg:x="6.84cm" svg:y="5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7.64cm" svg:y="5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0.914cm" svg:y="5.3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28cm" svg:y="2.874cm">
          <draw:text-box>
            <text:p>Indice</text:p>
          </draw:text-box>
        </draw:frame>
        <draw:custom-shape draw:style-name="gr14" draw:text-style-name="P5" draw:layer="layout" svg:width="0.48cm" svg:height="1.036cm" svg:x="6.04cm" svg:y="5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6.999cm" svg:y="5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7.799cm" svg:y="5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9.799cm" svg:y="5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20.699cm" svg:y="5.28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44cm" svg:y1="3.836cm" svg:x2="11.152cm" svg:y2="5.106cm">
          <text:p/>
        </draw:line>
        <draw:custom-shape draw:style-name="gr22" draw:text-style-name="P5" draw:layer="layout" svg:width="0.48cm" svg:height="0.762cm" svg:x="13.415cm" svg:y="6.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879cm" svg:y="4.2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15.384cm 6.43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15.816cm 6.436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17.449cm" svg:y="2.565cm">
          <draw:text-box>
            <text:p>Indice</text:p>
          </draw:text-box>
        </draw:frame>
        <draw:line draw:style-name="gr11" draw:text-style-name="P5" draw:layer="layout" svg:x1="19.125cm" svg:y1="3.705cm" svg:x2="19.735cm" svg:y2="5.029cm">
          <text:p/>
        </draw:line>
        <draw:line draw:style-name="gr11" draw:text-style-name="P5" draw:layer="layout" svg:x1="18.389cm" svg:y1="3.657cm" svg:x2="18.11cm" svg:y2="4.944cm">
          <text:p/>
        </draw:line>
        <draw:line draw:style-name="gr11" draw:text-style-name="P5" draw:layer="layout" svg:x1="18.11cm" svg:y1="3.632cm" svg:x2="17.196cm" svg:y2="4.944cm">
          <text:p/>
        </draw:line>
        <draw:line draw:style-name="gr11" draw:text-style-name="P5" draw:layer="layout" svg:x1="19.14cm" svg:y1="3.692cm" svg:x2="19.75cm" svg:y2="5.016cm">
          <text:p/>
        </draw:line>
        <draw:line draw:style-name="gr11" draw:text-style-name="P5" draw:layer="layout" svg:x1="19.583cm" svg:y1="3.527cm" svg:x2="20.599cm" svg:y2="4.876cm">
          <text:p/>
        </draw:line>
        <draw:line draw:style-name="gr11" draw:text-style-name="P5" draw:layer="layout" svg:x1="13.183cm" svg:y1="2.743cm" svg:x2="13.183cm" svg:y2="4.067cm">
          <text:p/>
        </draw:line>
        <draw:frame draw:style-name="gr3" draw:text-style-name="P3" draw:layer="layout" svg:width="2.54cm" svg:height="0.962cm" svg:x="12.192cm" svg:y="1.832cm">
          <draw:text-box>
            <text:p>Indice</text:p>
          </draw:text-box>
        </draw:frame>
        <draw:frame draw:style-name="gr3" draw:text-style-name="P3" draw:layer="layout" svg:width="2.54cm" svg:height="0.962cm" svg:x="12.115cm" svg:y="8.944cm">
          <draw:text-box>
            <text:p>Indice</text:p>
          </draw:text-box>
        </draw:frame>
        <draw:line draw:style-name="gr11" draw:text-style-name="P5" draw:layer="layout" svg:x1="13.309cm" svg:y1="8.944cm" svg:x2="13.69cm" svg:y2="7.755cm">
          <text:p/>
        </draw:line>
        <draw:line draw:style-name="gr11" draw:text-style-name="P5" draw:layer="layout" svg:x1="14.274cm" svg:y1="9.118cm" svg:x2="15.595cm" svg:y2="6.68cm">
          <text:p/>
        </draw:line>
        <draw:line draw:style-name="gr11" draw:text-style-name="P5" draw:layer="layout" svg:x1="13.69cm" svg:y1="8.932cm" svg:x2="14.935cm" svg:y2="6.68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custom-shape draw:style-name="gr25" draw:text-style-name="P5" draw:layer="layout" svg:width="4.191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7.246cm" svg:y="8.966cm">
          <draw:text-box>
            <text:p>Term</text:p>
          </draw:text-box>
        </draw:fram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8.072cm" svg:y1="8.944cm" svg:x2="18.072cm" svg:y2="7.928cm">
          <text:p/>
        </draw:line>
        <draw:custom-shape draw:style-name="gr17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938cm" svg:y1="8.204cm" svg:x2="16.548cm" svg:y2="6.553cm">
          <text:p/>
        </draw:line>
        <draw:line draw:style-name="gr12" draw:text-style-name="P5" draw:layer="layout" svg:x1="21.094cm" svg:y1="8.153cm" svg:x2="20.18cm" svg:y2="6.527cm">
          <text:p/>
        </draw:line>
        <draw:custom-shape draw:style-name="gr19" draw:text-style-name="P5" draw:layer="layout" svg:width="2.692cm" svg:height="1.244cm" svg:x="15.881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5.024cm" svg:y="8.182cm">
          <draw:text-box>
            <text:p>Term</text:p>
          </draw:text-box>
        </draw:frame>
        <draw:frame draw:style-name="gr6" draw:text-style-name="P3" draw:layer="layout" svg:width="2.032cm" svg:height="0.962cm" svg:x="20.267cm" svg:y="8.218cm">
          <draw:text-box>
            <text:p>Term</text:p>
          </draw:text-box>
        </draw:frame>
        <draw:custom-shape draw:style-name="gr19" draw:text-style-name="P5" draw:layer="layout" svg:width="2.692cm" svg:height="1.244cm" svg:x="18.618cm" svg:y="5.1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184cm" svg:height="1.778cm" svg:x="9.601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line draw:style-name="gr11" draw:text-style-name="P5" draw:layer="layout" svg:x1="6.91cm" svg:y1="3.814cm" svg:x2="6.402cm" svg:y2="5.084cm">
          <text:p/>
        </draw:line>
        <draw:line draw:style-name="gr11" draw:text-style-name="P5" draw:layer="layout" svg:x1="7.164cm" svg:y1="3.814cm" svg:x2="7.164cm" svg:y2="5.084cm">
          <text:p/>
        </draw:line>
        <draw:line draw:style-name="gr11" draw:text-style-name="P5" draw:layer="layout" svg:x1="7.403cm" svg:y1="3.814cm" svg:x2="7.911cm" svg:y2="5.084cm">
          <text:p/>
        </draw:line>
        <draw:frame draw:style-name="gr3" draw:text-style-name="P3" draw:layer="layout" svg:width="2.54cm" svg:height="0.962cm" svg:x="6.148cm" svg:y="2.852cm">
          <draw:text-box>
            <text:p>Indice</text:p>
          </draw:text-box>
        </draw:frame>
        <draw:custom-shape draw:style-name="gr14" draw:text-style-name="P5" draw:layer="layout" svg:width="0.48cm" svg:height="1.036cm" svg:x="6.04cm" svg:y="5.2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8cm" svg:height="1.153cm" svg:x="6.84cm" svg:y="5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7.64cm" svg:y="5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0.914cm" svg:y="5.3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28cm" svg:y="2.874cm">
          <draw:text-box>
            <text:p>Indice</text:p>
          </draw:text-box>
        </draw:frame>
        <draw:custom-shape draw:style-name="gr14" draw:text-style-name="P5" draw:layer="layout" svg:width="0.48cm" svg:height="1.036cm" svg:x="6.04cm" svg:y="5.223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44cm" svg:y1="3.836cm" svg:x2="11.152cm" svg:y2="5.106cm">
          <text:p/>
        </draw:line>
        <draw:custom-shape draw:style-name="gr22" draw:text-style-name="P5" draw:layer="layout" svg:width="0.48cm" svg:height="0.762cm" svg:x="13.415cm" svg:y="6.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879cm" svg:y="4.2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15.384cm 6.43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15.816cm 6.436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17.449cm" svg:y="2.565cm">
          <draw:text-box>
            <text:p>Indice</text:p>
          </draw:text-box>
        </draw:frame>
        <draw:line draw:style-name="gr11" draw:text-style-name="P5" draw:layer="layout" svg:x1="19.125cm" svg:y1="3.705cm" svg:x2="19.735cm" svg:y2="5.029cm">
          <text:p/>
        </draw:line>
        <draw:line draw:style-name="gr11" draw:text-style-name="P5" draw:layer="layout" svg:x1="18.389cm" svg:y1="3.657cm" svg:x2="18.11cm" svg:y2="4.944cm">
          <text:p/>
        </draw:line>
        <draw:line draw:style-name="gr11" draw:text-style-name="P5" draw:layer="layout" svg:x1="18.11cm" svg:y1="3.632cm" svg:x2="17.196cm" svg:y2="4.944cm">
          <text:p/>
        </draw:line>
        <draw:line draw:style-name="gr11" draw:text-style-name="P5" draw:layer="layout" svg:x1="19.14cm" svg:y1="3.692cm" svg:x2="19.75cm" svg:y2="5.016cm">
          <text:p/>
        </draw:line>
        <draw:line draw:style-name="gr11" draw:text-style-name="P5" draw:layer="layout" svg:x1="19.583cm" svg:y1="3.527cm" svg:x2="20.599cm" svg:y2="4.876cm">
          <text:p/>
        </draw:line>
        <draw:line draw:style-name="gr11" draw:text-style-name="P5" draw:layer="layout" svg:x1="13.183cm" svg:y1="2.743cm" svg:x2="13.183cm" svg:y2="4.067cm">
          <text:p/>
        </draw:line>
        <draw:frame draw:style-name="gr3" draw:text-style-name="P3" draw:layer="layout" svg:width="2.54cm" svg:height="0.962cm" svg:x="12.192cm" svg:y="1.832cm">
          <draw:text-box>
            <text:p>Indice</text:p>
          </draw:text-box>
        </draw:frame>
        <draw:frame draw:style-name="gr3" draw:text-style-name="P3" draw:layer="layout" svg:width="2.54cm" svg:height="0.962cm" svg:x="12.115cm" svg:y="8.944cm">
          <draw:text-box>
            <text:p>Indice</text:p>
          </draw:text-box>
        </draw:frame>
        <draw:line draw:style-name="gr11" draw:text-style-name="P5" draw:layer="layout" svg:x1="13.309cm" svg:y1="8.944cm" svg:x2="13.69cm" svg:y2="7.755cm">
          <text:p/>
        </draw:line>
        <draw:line draw:style-name="gr11" draw:text-style-name="P5" draw:layer="layout" svg:x1="14.274cm" svg:y1="9.118cm" svg:x2="15.595cm" svg:y2="6.68cm">
          <text:p/>
        </draw:line>
        <draw:line draw:style-name="gr11" draw:text-style-name="P5" draw:layer="layout" svg:x1="13.69cm" svg:y1="8.932cm" svg:x2="14.935cm" svg:y2="6.68cm">
          <text:p/>
        </draw:line>
        <draw:custom-shape draw:style-name="gr14" draw:text-style-name="P5" draw:layer="layout" svg:width="0.48cm" svg:height="1.036cm" svg:x="16.999cm" svg:y="5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7.799cm" svg:y="5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9.799cm" svg:y="5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20.699cm" svg:y="5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9" draw:text-style-name="P3" draw:layer="layout" svg:width="4.064cm" svg:height="1.016cm" svg:x="17.515cm" svg:y="2.413cm">
          <draw:text-box>
            <text:p>Summation</text:p>
          </draw:text-box>
        </draw:frame>
        <draw:line draw:style-name="gr13" draw:text-style-name="P5" draw:layer="layout" svg:x1="17.754cm" svg:y1="3.352cm" svg:x2="16.23cm" svg:y2="4.622cm">
          <text:p/>
        </draw:line>
        <draw:custom-shape draw:style-name="gr27" draw:text-style-name="P5" draw:layer="layout" svg:width="3.098cm" svg:height="3.429cm" svg:x="12.827cm" svg:y="4.038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4.173cm" svg:y1="2.946cm" svg:x2="14.173cm" svg:y2="4.216cm">
          <text:p/>
        </draw:line>
        <draw:custom-shape draw:style-name="gr23" draw:text-style-name="P5" draw:layer="layout" svg:width="0.661cm" svg:height="0.762cm" svg:x="13.792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14.578cm" svg:y="5.1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13.157cm" svg:y="2.057cm">
          <draw:text-box>
            <text:p>Range</text:p>
          </draw:text-box>
        </draw:frame>
        <draw:line draw:style-name="gr28" draw:text-style-name="P5" draw:layer="layout" svg:x1="16.764cm" svg:y1="7.67cm" svg:x2="15.468cm" svg:y2="6.528cm">
          <text:p/>
        </draw:line>
        <draw:frame draw:style-name="gr9" draw:text-style-name="P3" draw:layer="layout" svg:width="4.064cm" svg:height="1.016cm" svg:x="16.459cm" svg:y="7.645cm">
          <draw:text-box>
            <text:p>Contraction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9" draw:text-style-name="P3" draw:layer="layout" svg:width="4.064cm" svg:height="1.016cm" svg:x="17.515cm" svg:y="2.413cm">
          <draw:text-box>
            <text:p>Summation</text:p>
          </draw:text-box>
        </draw:frame>
        <draw:line draw:style-name="gr13" draw:text-style-name="P5" draw:layer="layout" svg:x1="17.754cm" svg:y1="3.352cm" svg:x2="16.23cm" svg:y2="4.622cm">
          <text:p/>
        </draw:line>
        <draw:custom-shape draw:style-name="gr27" draw:text-style-name="P5" draw:layer="layout" svg:width="3.098cm" svg:height="3.429cm" svg:x="12.827cm" svg:y="4.0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line draw:style-name="gr20" draw:text-style-name="P5" draw:layer="layout" svg:x1="14.173cm" svg:y1="2.946cm" svg:x2="14.173cm" svg:y2="4.216cm">
          <text:p/>
        </draw:line>
        <draw:custom-shape draw:style-name="gr23" draw:text-style-name="P5" draw:layer="layout" svg:width="0.661cm" svg:height="0.762cm" svg:x="13.792cm" svg:y="4.21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13.157cm" svg:y="2.057cm">
          <draw:text-box>
            <text:p>Range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custom-shape draw:style-name="gr24" draw:text-style-name="P5" draw:layer="layout" svg:width="1.222cm" svg:height="1.27cm" svg:x="14.578cm" svg:y="5.1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764cm" svg:y1="7.67cm" svg:x2="15.468cm" svg:y2="6.528cm">
          <text:p/>
        </draw:line>
        <draw:frame draw:style-name="gr9" draw:text-style-name="P3" draw:layer="layout" svg:width="4.064cm" svg:height="1.016cm" svg:x="16.459cm" svg:y="7.645cm">
          <draw:text-box>
            <text:p>Contrac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g>
          <svg:title>TexMaths</svg:title>
          <svg:desc>28§display§W( i,j,l) = X(i) + \sum_{j}^{j \in R}\delta_{jk}  Y(i,j)Z(k,l) §svg§600§FALSE§</svg:desc>
          <draw:polygon draw:style-name="gr1" draw:text-style-name="P1" draw:layer="layout" svg:width="16.816cm" svg:height="3.042cm" svg:x="4.672cm" svg:y="4.296cm" svg:viewBox="0 0 16817 3043" draw:points="8409,3043 0,3043 0,0 16817,0 16817,3043">
            <text:p/>
          </draw:polygon>
          <draw:path draw:style-name="gr2" draw:text-style-name="P2" draw:layer="layout" svg:width="0.978cm" svg:height="0.695cm" svg:x="4.726cm" svg:y="5.371cm" svg:viewBox="0 0 979 696" svg:d="M851 114c25-42 47-78 110-83 9-2 18-2 18-20 0-4-5-11-11-11-25 0-52 2-77 2-33 0-69-2-103-2-4 0-17 0-17 18 0 11 8 13 15 13 23 0 56 9 56 38 0 12-4 18-11 32l-267 466-35-491c-3-18-5-45 67-45 18 0 27 0 27-20 0-11-12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5.83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6.15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6.545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6.885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7.3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7.785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8.11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8.766cm" svg:y="5.682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812cm" svg:height="0.673cm" svg:x="9.777cm" svg:y="5.371cm" svg:viewBox="0 0 813 674" svg:d="M452 269l-82-197c-5-7-5-12-5-14 0-4 16-24 58-27 9-2 18-2 18-20 0-11-11-11-13-11-41 0-83 2-126 2-24 0-85-2-109-2-7 0-18 0-18 20 0 11 9 11 22 11 61 0 65 9 74 32l116 275-208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4-12 27-21 36z">
            <text:p/>
          </draw:path>
          <draw:path draw:style-name="gr2" draw:text-style-name="P2" draw:layer="layout" svg:width="0.23cm" svg:height="0.984cm" svg:x="10.74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1.053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23cm" svg:height="0.984cm" svg:x="11.419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12.019cm" svg:y="5.4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304cm" svg:height="0.599cm" svg:x="12.948cm" svg:y="4.309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3.387cm" svg:y="4.3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3.894cm" svg:y="4.296cm" svg:viewBox="0 0 538 486" svg:d="M237 49c5-20 5-22 21-24h44c65 0 144 0 144 71 0 29-14 72-45 97-29 22-72 33-119 33h-89zM363 237c80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1.312cm" svg:height="1.378cm" svg:x="13.038cm" svg:y="5.109cm" svg:viewBox="0 0 1313 1379" svg:d="M1192 1379l121-315h-25c-38 103-143 170-258 199-20 4-116 31-307 31h-593l502-589c6-6 9-11 9-15 0-3 0-5-7-16l-459-627h540c132 0 221 13 230 16 54 9 139 24 217 74 25 15 92 60 126 141h25l-121-278h-1165c-23 0-23 0-27 7 0 2 0 22 0 33l522 712-511 598c-11 14-11 18-11 18 0 11 9 11 27 11z">
            <text:p/>
          </draw:path>
          <draw:path draw:style-name="gr2" draw:text-style-name="P2" draw:layer="layout" svg:width="0.304cm" svg:height="0.599cm" svg:x="13.513cm" svg:y="6.74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404cm" svg:height="0.713cm" svg:x="14.646cm" svg:y="5.344cm" svg:viewBox="0 0 405 714" svg:d="M220 271c-124 29-220 157-220 278 0 94 63 165 157 165 114 0 197-156 197-291 0-89-40-141-74-183-34-45-94-119-94-164 0-20 20-45 56-45 29 0 49 14 69 27 21 11 41 25 54 25 25 0 40-25 40-40 0-21-15-25-51-32-52-11-65-11-81-11-78 0-112 43-112 101 0 54 27 109 59 170zM231 291c24 47 56 101 56 170 0 65-38 231-130 231-54 0-97-43-97-117 0-62 39-248 171-284z">
            <text:p/>
          </draw:path>
          <draw:path draw:style-name="gr2" draw:text-style-name="P2" draw:layer="layout" svg:width="0.304cm" svg:height="0.599cm" svg:x="15.043cm" svg:y="5.73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39cm" svg:height="0.487cm" svg:x="15.459cm" svg:y="5.713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16cm" svg:height="0.673cm" svg:x="15.925cm" svg:y="5.371cm" svg:viewBox="0 0 717 674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79-11 56-14 59-92 59-18 0-27 0-27 20 0 11 11 11 13 11 30 0 97-2 126-2 27 0 98 2 125 2 7 0 20 0 20-20 0-11-8-11-29-11-2 0-20 0-35 0-23-3-27-5-27-18 0-7 9-41 13-61l34-139c4-20 6-22 13-31z">
            <text:p/>
          </draw:path>
          <draw:path draw:style-name="gr2" draw:text-style-name="P2" draw:layer="layout" svg:width="0.23cm" svg:height="0.984cm" svg:x="16.779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17.092cm" svg:y="5.393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17.489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17.827cm" svg:y="5.39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18.358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73cm" svg:x="18.743cm" svg:y="5.371cm" svg:viewBox="0 0 656 674" svg:d="M654 25c0-5 2-9 2-16 0-9-4-9-24-9h-417c-22 0-25 0-31 20l-54 177c-2 5-2 11-2 13 0 3 0 12 11 12 9 0 11-7 13-9 38-117 90-182 242-182h161l-551 616c0 2-4 16-4 18 0 9 7 9 25 9h430c22 0 24 0 29-20l71-217c0-5 5-12 5-16 0-5-5-11-13-11-9 0-12 4-18 24-43 135-90 206-258 206h-170z">
            <text:p/>
          </draw:path>
          <draw:path draw:style-name="gr2" draw:text-style-name="P2" draw:layer="layout" svg:width="0.23cm" svg:height="0.984cm" svg:x="19.525cm" svg:y="5.3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47cm" svg:height="0.695cm" svg:x="19.863cm" svg:y="5.36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8 0 12 2 14 2 21 9 2 0 2 2 4 2-47 5-56 43-56 54 0 16 11 36 38 36 25 0 54-23 54-61 0-29-22-62-67-62-27 0-74 9-144 87-33 38-73 76-109 92z">
            <text:p/>
          </draw:path>
          <draw:path draw:style-name="gr2" draw:text-style-name="P2" draw:layer="layout" svg:width="0.115cm" svg:height="0.295cm" svg:x="20.438cm" svg:y="5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212cm" svg:height="0.695cm" svg:x="20.833cm" svg:y="5.36cm" svg:viewBox="0 0 213 696" svg:d="M213 11c0-2 0-11-14-11-22 0-94 9-121 9-6 2-18 2-18 22 0 12 9 12 25 12 47 0 47 6 47 15l-2 20-126 493c-2 11-4 18-4 34 0 56 45 91 90 91 33 0 58-20 76-56 18-38 29-94 29-96 0-11-9-11-11-11-12 0-12 4-16 18-16 65-36 123-74 123-31 0-31-31-31-45 0-24 2-29 6-47z">
            <text:p/>
          </draw:path>
          <draw:path draw:style-name="gr2" draw:text-style-name="P2" draw:layer="layout" svg:width="0.23cm" svg:height="0.984cm" svg:x="21.16cm" svg:y="5.30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custom-shape draw:style-name="gr10" draw:text-style-name="P5" draw:layer="layout" svg:width="4.572cm" svg:height="1.778cm" svg:x="4.318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1" draw:text-style-name="P5" draw:layer="layout" svg:x1="6.934cm" svg:y1="3.788cm" svg:x2="6.426cm" svg:y2="5.058cm">
          <text:p/>
        </draw:line>
        <draw:frame draw:style-name="gr6" draw:text-style-name="P3" draw:layer="layout" svg:width="2.032cm" svg:height="0.962cm" svg:x="5.664cm" svg:y="7.852cm">
          <draw:text-box>
            <text:p>Term</text:p>
          </draw:text-box>
        </draw:frame>
        <draw:line draw:style-name="gr12" draw:text-style-name="P5" draw:layer="layout" svg:x1="6.604cm" svg:y1="7.852cm" svg:x2="6.604cm" svg:y2="6.836cm">
          <text:p/>
        </draw:line>
        <draw:frame draw:style-name="gr6" draw:text-style-name="P3" draw:layer="layout" svg:width="2.032cm" svg:height="0.962cm" svg:x="9.728cm" svg:y="7.844cm">
          <draw:text-box>
            <text:p>Term</text:p>
          </draw:text-box>
        </draw:frame>
        <draw:frame draw:style-name="gr6" draw:text-style-name="P3" draw:layer="layout" svg:width="2.032cm" svg:height="0.962cm" svg:x="16.256cm" svg:y="8.944cm">
          <draw:text-box>
            <text:p>Term</text:p>
          </draw:text-box>
        </draw:frame>
        <draw:line draw:style-name="gr11" draw:text-style-name="P5" draw:layer="layout" svg:x1="7.188cm" svg:y1="3.788cm" svg:x2="7.188cm" svg:y2="5.058cm">
          <text:p/>
        </draw:line>
        <draw:line draw:style-name="gr11" draw:text-style-name="P5" draw:layer="layout" svg:x1="7.427cm" svg:y1="3.788cm" svg:x2="7.935cm" svg:y2="5.058cm">
          <text:p/>
        </draw:line>
        <draw:frame draw:style-name="gr3" draw:text-style-name="P3" draw:layer="layout" svg:width="2.54cm" svg:height="0.962cm" svg:x="6.172cm" svg:y="2.826cm">
          <draw:text-box>
            <text:p>Indice</text:p>
          </draw:text-box>
        </draw:frame>
        <draw:frame draw:style-name="gr3" draw:text-style-name="P3" draw:layer="layout" svg:width="2.54cm" svg:height="0.962cm" svg:x="11.988cm" svg:y="1.955cm">
          <draw:text-box>
            <text:p>Range</text:p>
          </draw:text-box>
        </draw:frame>
        <draw:frame draw:style-name="gr9" draw:text-style-name="P3" draw:layer="layout" svg:width="4.064cm" svg:height="1.016cm" svg:x="16.662cm" svg:y="2.032cm">
          <draw:text-box>
            <text:p>Summation</text:p>
          </draw:text-box>
        </draw:frame>
        <draw:line draw:style-name="gr13" draw:text-style-name="P5" draw:layer="layout" svg:x1="17.627cm" svg:y1="2.895cm" svg:x2="16.103cm" svg:y2="4.165cm">
          <text:p/>
        </draw:line>
        <draw:custom-shape draw:style-name="gr14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48cm" svg:height="1.153cm" svg:x="6.8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7.6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0.938cm" svg:y="5.30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9.652cm" svg:y="2.848cm">
          <draw:text-box>
            <text:p>Indice</text:p>
          </draw:text-box>
        </draw:frame>
        <draw:custom-shape draw:style-name="gr16" draw:text-style-name="P5" draw:layer="layout" svg:width="2.286cm" svg:height="1.778cm" svg:x="9.652cm" svg:y="4.82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0.668cm" svg:y1="7.844cm" svg:x2="10.668cm" svg:y2="6.828cm">
          <text:p/>
        </draw:line>
        <draw:line draw:style-name="gr12" draw:text-style-name="P5" draw:layer="layout" svg:x1="17.272cm" svg:y1="8.944cm" svg:x2="17.272cm" svg:y2="7.928cm">
          <text:p/>
        </draw:line>
        <draw:custom-shape draw:style-name="gr17" draw:text-style-name="P5" draw:layer="layout" svg:width="9.849cm" svg:height="3.988cm" svg:x="12.731cm" svg:y="3.8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6.064cm" svg:y="5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7.023cm" svg:y="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7.823cm" svg:y="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19.823cm" svg:y="5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48cm" svg:height="1.036cm" svg:x="20.723cm" svg:y="5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668cm" svg:y1="3.81cm" svg:x2="11.176cm" svg:y2="5.08cm">
          <text:p/>
        </draw:line>
        <draw:custom-shape draw:style-name="gr18" draw:text-style-name="P5" draw:layer="layout" svg:width="3.073cm" svg:height="3.429cm" svg:x="12.852cm" svg:y="4.03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138cm" svg:y1="8.204cm" svg:x2="15.748cm" svg:y2="6.553cm">
          <text:p/>
        </draw:line>
        <draw:line draw:style-name="gr12" draw:text-style-name="P5" draw:layer="layout" svg:x1="20.294cm" svg:y1="8.153cm" svg:x2="19.38cm" svg:y2="6.527cm">
          <text:p/>
        </draw:line>
        <draw:custom-shape draw:style-name="gr19" draw:text-style-name="P5" draw:layer="layout" svg:width="2.692cm" svg:height="1.244cm" svg:x="15.981cm" svg:y="5.1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692cm" svg:height="1.244cm" svg:x="18.75cm" svg:y="5.1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032cm" svg:height="0.962cm" svg:x="14.224cm" svg:y="8.182cm">
          <draw:text-box>
            <text:p>Term</text:p>
          </draw:text-box>
        </draw:frame>
        <draw:frame draw:style-name="gr6" draw:text-style-name="P3" draw:layer="layout" svg:width="2.032cm" svg:height="0.962cm" svg:x="19.467cm" svg:y="8.218cm">
          <draw:text-box>
            <text:p>Term</text:p>
          </draw:text-box>
        </draw:frame>
        <draw:line draw:style-name="gr20" draw:text-style-name="P5" draw:layer="layout" svg:x1="13.436cm" svg:y1="2.917cm" svg:x2="13.868cm" svg:y2="4.216cm">
          <text:p/>
        </draw:line>
        <draw:line draw:style-name="gr21" draw:text-style-name="P5" draw:layer="layout" svg:x1="15.621cm" svg:y1="1.905cm" svg:x2="15.139cm" svg:y2="5.029cm">
          <text:p/>
        </draw:line>
        <draw:frame draw:style-name="gr9" draw:text-style-name="P3" draw:layer="layout" svg:width="4.064cm" svg:height="1.016cm" svg:x="14.173cm" svg:y="0.889cm">
          <draw:text-box>
            <text:p>Contraction</text:p>
          </draw:text-box>
        </draw:frame>
        <draw:custom-shape draw:style-name="gr22" draw:text-style-name="P5" draw:layer="layout" svg:width="0.48cm" svg:height="0.762cm" svg:x="13.439cm" svg:y="6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8cm" svg:height="0.762cm" svg:x="12.903cm" svg:y="4.2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661cm" svg:height="0.762cm" svg:x="13.817cm" svg:y="4.2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222cm" svg:height="1.27cm" svg:x="14.627cm" svg:y="5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3cm" svg:height="0.762cm" draw:transform="skewX (-0.0314159265358979) rotate (3.12029963671546) translate (15.417cm 6.43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07cm" svg:height="0.762cm" draw:transform="skewX (-0.0314159265358979) rotate (3.12029963671546) translate (15.849cm 6.436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Q(j) =  U(j) +
\sum_{m,n}^{m,n \in R^{m}}
\sum_{i,k}^{i,j \in R^{i}}
V(m,n)W(i,j,k) §svg§600§FALSE§</svg:desc>
          <draw:polygon draw:style-name="gr1" draw:text-style-name="P1" draw:layer="layout" svg:width="19.817cm" svg:height="3.219cm" svg:x="4.318cm" svg:y="13.462cm" svg:viewBox="0 0 19818 3220" draw:points="9908,3220 0,3220 0,0 19818,0 19818,3220">
            <text:p/>
          </draw:polygon>
          <draw:path draw:style-name="gr2" draw:text-style-name="P2" draw:layer="layout" svg:width="0.682cm" svg:height="0.886cm" svg:x="4.367cm" svg:y="14.669cm" svg:viewBox="0 0 683 887" svg:d="M383 690c155-59 300-235 300-426 0-157-105-264-253-264-213 0-430 224-430 455 0 163 110 262 253 262 25 0 58-5 96-14-4 61-4 63-4 76 0 32 0 108 83 108 116 0 163-182 163-191s-6-11-9-11c-9 0-11 5-13 11-22 70-81 94-114 94-47 0-61-26-72-100zM197 681c-76-29-110-108-110-195 0-70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2" draw:text-style-name="P2" draw:layer="layout" svg:width="0.23cm" svg:height="0.984cm" svg:x="5.194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5.46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5.99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232cm" svg:x="6.652cm" svg:y="15.003cm" svg:viewBox="0 0 656 233" svg:d="M623 40c15 0 33 0 33-20s-18-20-31-20h-591c-16 0-34 0-34 20s18 20 34 20zM625 233c13 0 31 0 31-20s-18-20-33-20h-589c-16 0-34 0-34 20s18 20 34 20z">
            <text:p/>
          </draw:path>
          <draw:path draw:style-name="gr2" draw:text-style-name="P2" draw:layer="layout" svg:width="0.682cm" svg:height="0.695cm" svg:x="7.701cm" svg:y="14.691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2" draw:text-style-name="P2" draw:layer="layout" svg:width="0.23cm" svg:height="0.984cm" svg:x="8.511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404cm" svg:height="0.852cm" svg:x="8.785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23cm" svg:height="0.984cm" svg:x="9.316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655cm" svg:height="0.657cm" svg:x="9.916cm" svg:y="14.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" draw:text-style-name="P2" draw:layer="layout" svg:width="0.633cm" svg:height="0.312cm" svg:x="10.877cm" svg:y="13.782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1.621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1.809cm" svg:y="13.782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382cm" svg:height="0.451cm" svg:x="12.337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2.842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516cm" svg:height="0.225cm" svg:x="13.435cm" svg:y="13.572cm" svg:viewBox="0 0 517 226" svg:d="M222 177c-2 9-7 27-7 31 0 11 9 18 18 18 7 0 18-4 25-18 0-2 4-24 9-38 15-67 15-69 17-69 7-14 41-83 101-83 25 0 36 13 36 36 0 27-22 78-33 107-3 5-5 11-5 20 0 27 25 45 54 45 54 0 80-65 80-78 0-7-9-7-11-7-6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" draw:text-style-name="P2" draw:layer="layout" svg:width="1.312cm" svg:height="1.378cm" svg:x="11.789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633cm" svg:height="0.312cm" svg:x="11.766cm" svg:y="16.189cm" svg:viewBox="0 0 634 313" svg:d="M267 251c-3 13-9 36-9 40 0 16 13 22 24 22s23-8 27-15c2-7 9-29 11-43 5-13 12-45 16-62 4-16 9-32 11-47 9-30 9-32 23-52 22-36 56-74 109-74 38 0 41 32 41 47 0 43-29 119-41 148-6 20-9 27-9 38 0 36 30 60 65 60 70 0 99-96 99-107 0-9-9-9-11-9-9 0-9 5-11 13-18 54-47 83-74 83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2 24 22 12 0 23-8 27-15 3-7 9-29 12-43 4-13 11-45 15-62 5-16 9-32 11-47 9-30 9-34 30-63 20-27 51-63 103-63 40 0 42 34 42 47 0 18-2 27-13 65z">
            <text:p/>
          </draw:path>
          <draw:path draw:style-name="gr2" draw:text-style-name="P2" draw:layer="layout" svg:width="0.089cm" svg:height="0.214cm" svg:x="12.51cm" svg:y="16.416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422cm" svg:height="0.312cm" svg:x="12.698cm" svg:y="16.1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" draw:text-style-name="P2" draw:layer="layout" svg:width="0.21cm" svg:height="0.465cm" svg:x="14.239cm" svg:y="13.6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4.562cm" svg:y="14.008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04cm" svg:height="0.599cm" svg:x="14.719cm" svg:y="13.63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2" draw:text-style-name="P2" draw:layer="layout" svg:width="0.382cm" svg:height="0.451cm" svg:x="15.16cm" svg:y="13.69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" draw:text-style-name="P2" draw:layer="layout" svg:width="0.537cm" svg:height="0.485cm" svg:x="15.664cm" svg:y="13.617cm" svg:viewBox="0 0 538 486" svg:d="M237 49c5-20 5-22 21-24h44c65 0 144 0 144 71 0 29-14 72-45 97-29 22-72 33-119 33h-89zM363 237c81-20 154-69 154-130 0-60-71-107-170-107h-213c-13 0-22 0-22 16 0 9 9 9 22 9 0 0 14 0 27 2 14 0 16 2 16 9 0 2 0 4-2 16l-94 367c-5 22-7 29-61 29-11 0-20 0-20 13 0 7 4 11 11 11 14 0 29-2 43-2 13 0 33 0 45 0 15 0 31 0 44 0 16 0 32 2 47 2 3 0 14 0 14-13 0-11-7-11-23-11-11 0-13 0-26-2-14-3-14-3-14-9 0-3 0-7 2-16l43-175h94c60 0 85 29 85 61 0 9-4 33-9 49-9 31-11 43-11 54 0 56 51 76 101 76 65 0 92-67 92-81 0-2 0-9-12-9-9 0-11 5-13 12-9 31-34 60-63 60-18 0-31-9-31-47 0-16 4-52 7-72 2-18 2-24 2-31 0-9 0-31-18-52-14-15-34-24-47-29z">
            <text:p/>
          </draw:path>
          <draw:path draw:style-name="gr2" draw:text-style-name="P2" draw:layer="layout" svg:width="0.174cm" svg:height="0.335cm" svg:x="16.255cm" svg:y="13.462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" draw:text-style-name="P2" draw:layer="layout" svg:width="1.312cm" svg:height="1.378cm" svg:x="14.71cm" svg:y="14.42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" draw:text-style-name="P2" draw:layer="layout" svg:width="0.21cm" svg:height="0.465cm" svg:x="14.925cm" svg:y="16.0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" draw:text-style-name="P2" draw:layer="layout" svg:width="0.089cm" svg:height="0.214cm" svg:x="15.247cm" svg:y="16.467cm" svg:viewBox="0 0 90 215" svg:d="M69 69c0 38-6 83-53 128-5 2-7 5-7 7 0 6 7 11 11 11 9 0 70-56 70-139 0-42-18-76-50-76-22 0-40 18-40 40 0 23 16 41 40 41 18 0 29-12 29-12z">
            <text:p/>
          </draw:path>
          <draw:path draw:style-name="gr2" draw:text-style-name="P2" draw:layer="layout" svg:width="0.339cm" svg:height="0.487cm" svg:x="15.456cm" svg:y="16.068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2" draw:text-style-name="P2" draw:layer="layout" svg:width="0.702cm" svg:height="0.695cm" svg:x="16.741cm" svg:y="14.691cm" svg:viewBox="0 0 703 696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2" draw:text-style-name="P2" draw:layer="layout" svg:width="0.23cm" svg:height="0.984cm" svg:x="17.577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808cm" svg:height="0.447cm" svg:x="17.891cm" svg:y="14.929cm" svg:viewBox="0 0 809 448" svg:d="M58 378c-2 16-9 38-9 43 0 18 14 27 29 27 12 0 30-9 36-27 2-2 14-49 18-74l23-89c6-21 11-43 17-65 3-18 12-47 12-50 15-31 67-121 161-121 45 0 54 36 54 70 0 24-7 51-16 80l-27 115-20 76c-4 20-13 53-13 58 0 18 15 27 29 27 31 0 38-25 44-56 14-56 52-199 61-240 2-11 54-130 161-130 43 0 54 34 54 70 0 56-40 168-60 221-9 23-14 34-14 54 0 47 34 81 81 81 94 0 130-143 130-152s-9-9-12-9c-11 0-11 2-15 18-16 51-47 120-101 120-18 0-25-9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" draw:text-style-name="P2" draw:layer="layout" svg:width="0.115cm" svg:height="0.295cm" svg:x="18.81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534cm" svg:height="0.447cm" svg:x="19.192cm" svg:y="14.929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6 18-20 67-51 120-100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2" draw:text-style-name="P2" draw:layer="layout" svg:width="0.23cm" svg:height="0.984cm" svg:x="19.81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" draw:text-style-name="P2" draw:layer="layout" svg:width="0.978cm" svg:height="0.695cm" svg:x="20.191cm" svg:y="14.691cm" svg:viewBox="0 0 979 696" svg:d="M851 114c25-42 47-78 110-83 9-2 18-2 18-20 0-4-5-11-11-11-25 0-52 2-76 2-34 0-70-2-103-2-5 0-18 0-18 18 0 11 9 13 15 13 23 0 56 9 56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2" draw:text-style-name="P2" draw:layer="layout" svg:width="0.23cm" svg:height="0.984cm" svg:x="21.3cm" svg:y="14.6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" draw:text-style-name="P2" draw:layer="layout" svg:width="0.261cm" svg:height="0.662cm" svg:x="21.616cm" svg:y="14.711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2" draw:text-style-name="P2" draw:layer="layout" svg:width="0.115cm" svg:height="0.295cm" svg:x="22.01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04cm" svg:height="0.852cm" svg:x="22.351cm" svg:y="14.71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" draw:text-style-name="P2" draw:layer="layout" svg:width="0.115cm" svg:height="0.295cm" svg:x="22.855cm" svg:y="15.2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" draw:text-style-name="P2" draw:layer="layout" svg:width="0.447cm" svg:height="0.695cm" svg:x="23.26cm" svg:y="14.68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2" draw:text-style-name="P2" draw:layer="layout" svg:width="0.23cm" svg:height="0.984cm" svg:x="23.807cm" svg:y="14.6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6" draw:text-style-name="P3" draw:layer="layout" svg:width="2.968cm" svg:height="0.962cm" svg:x="16.085cm" svg:y="18.28cm">
          <draw:text-box>
            <text:p>Term</text:p>
          </draw:text-box>
        </draw:fram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line draw:style-name="gr7" draw:text-style-name="P5" draw:layer="layout" svg:x1="11.794cm" svg:y1="18.034cm" svg:x2="11.794cm" svg:y2="17.018cm">
          <text:p/>
        </draw:line>
        <draw:line draw:style-name="gr7" draw:text-style-name="P5" draw:layer="layout" svg:x1="23.876cm" svg:y1="18.035cm" svg:x2="23.876cm" svg:y2="17.019cm">
          <text:p/>
        </draw:line>
        <draw:line draw:style-name="gr8" draw:text-style-name="P5" draw:layer="layout" svg:x1="11.794cm" svg:y1="18.034cm" svg:x2="23.876cm" svg:y2="18.035cm">
          <text:p/>
        </draw:line>
        <draw:frame draw:style-name="gr9" draw:text-style-name="P3" draw:layer="layout" svg:width="4.064cm" svg:height="1.016cm" svg:x="11.938cm" svg:y="11.176cm">
          <draw:text-box>
            <text:p>Summation</text:p>
          </draw:text-box>
        </draw:fram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draw:line draw:style-name="gr7" draw:text-style-name="P5" draw:layer="layout" svg:x1="12.048cm" svg:y1="12.446cm" svg:x2="12.048cm" svg:y2="13.462cm">
          <text:p/>
        </draw:line>
        <draw:line draw:style-name="gr7" draw:text-style-name="P5" draw:layer="layout" svg:x1="15.748cm" svg:y1="12.445cm" svg:x2="15.748cm" svg:y2="13.461cm">
          <text:p/>
        </draw:line>
        <draw:line draw:style-name="gr8" draw:text-style-name="P5" draw:layer="layout" svg:x1="12.048cm" svg:y1="12.446cm" svg:x2="15.748cm" svg:y2="12.445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3:04:52.433628012</meta:creation-date>
    <dc:date>2018-09-27T14:26:46.489801291</dc:date>
    <meta:editing-duration>P1DT18M15S</meta:editing-duration>
    <meta:editing-cycles>12</meta:editing-cycles>
    <meta:generator>LibreOffice/5.4.7.2$Linux_X86_64 LibreOffice_project/40$Build-2</meta:generator>
    <meta:document-statistic meta:object-count="1083"/>
  </office:meta>
</office:document-meta>
</file>